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820000003EF55E70A3.jpg"/>
  <manifest:file-entry manifest:media-type="image/png" manifest:full-path="Pictures/10000000000001980000006317A36752.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text">
      <style:graphic-properties draw:textarea-horizontal-align="center" draw:textarea-vertical-align="middle" draw:auto-grow-height="true" draw:auto-grow-width="true" fo:min-height="6.592cm" fo:min-width="15cm"/>
    </style:style>
    <style:style style:name="gr2" style:family="graphic">
      <style:graphic-properties style:protect="size"/>
    </style:style>
    <style:style style:name="gr3" style:family="graphic" style:parent-style-name="standard">
      <style:graphic-properties draw:fill-color="#e6e6ff" draw:textarea-horizontal-align="center" draw:textarea-vertical-align="middle"/>
    </style:style>
    <style:style style:name="gr4" style:family="graphic" style:parent-style-name="standard">
      <style:graphic-properties draw:fill-color="#ffff99" draw:textarea-horizontal-align="center" draw:textarea-vertical-align="top"/>
    </style:style>
    <style:style style:name="gr5" style:family="graphic" style:parent-style-name="standard">
      <style:graphic-properties draw:stroke="dash" draw:stroke-dash="Ultrafine_20_Dashed" draw:marker-end-width="0.3cm" draw:textarea-horizontal-align="center" draw:textarea-vertical-align="middle"/>
    </style:style>
    <style:style style:name="gr6" style:family="graphic" style:parent-style-name="standard" style:list-style-name="L5">
      <style:graphic-properties draw:stroke="none" draw:fill="none" draw:fill-color="#ffffff" fo:min-height="6.519cm"/>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textarea-horizontal-align="center" draw:textarea-vertical-align="middle"/>
    </style:style>
    <style:style style:name="gr9" style:family="graphic" style:parent-style-name="standard">
      <style:graphic-properties draw:stroke="none" svg:stroke-color="#000000" draw:fill="none" draw:fill-color="#ffffff" draw:auto-grow-height="true" draw:auto-grow-width="false" fo:max-height="0cm" fo:min-height="0.56cm"/>
    </style:style>
    <style:style style:name="gr10" style:family="graphic" style:parent-style-name="standard">
      <style:graphic-properties draw:stroke="none" svg:stroke-color="#000000" draw:fill="none" draw:fill-color="#ffffff" draw:auto-grow-height="true" draw:auto-grow-width="false" fo:max-height="0cm" fo:min-height="0.556cm"/>
    </style:style>
    <style:style style:name="gr11" style:family="graphic" style:parent-style-name="standard" style:list-style-name="L5">
      <style:graphic-properties draw:stroke="none" draw:fill="none" draw:fill-color="#ffffff" fo:min-height="2.9cm"/>
    </style:style>
    <style:style style:name="gr12" style:family="graphic" style:parent-style-name="standard">
      <style:graphic-properties draw:fill="none" draw:textarea-horizontal-align="center" draw:textarea-vertical-align="middle"/>
    </style:style>
    <style:style style:name="gr13" style:family="graphic" style:parent-style-name="standard">
      <style:graphic-properties draw:fill-color="#ffff99" draw:textarea-horizontal-align="center" draw:textarea-vertical-align="middle"/>
    </style:style>
    <style:style style:name="gr14" style:family="graphic" style:parent-style-name="standard" style:list-style-name="L5">
      <style:graphic-properties draw:stroke="none" draw:fill="none" draw:fill-color="#ffffff" fo:min-height="6.176cm"/>
    </style:style>
    <style:style style:name="gr15" style:family="graphic" style:parent-style-name="standard">
      <style:graphic-properties draw:fill="none" draw:fill-color="#ffff99" draw:opacity="0%" draw:textarea-horizontal-align="center" draw:textarea-vertical-align="top" draw:shadow-opacity="0%"/>
    </style:style>
    <style:style style:name="gr16" style:family="graphic" style:parent-style-name="standard" style:list-style-name="L5">
      <style:graphic-properties draw:stroke="none" draw:fill="none" draw:fill-color="#ffffff" fo:min-height="3cm"/>
    </style:style>
    <style:style style:name="gr17" style:family="graphic" style:parent-style-name="standard">
      <style:graphic-properties draw:textarea-vertical-align="middle"/>
    </style:style>
    <style:style style:name="gr18" style:family="graphic" style:parent-style-name="standard">
      <style:graphic-properties draw:fill-color="#ffcc99" draw:textarea-vertical-align="top"/>
    </style:style>
    <style:style style:name="gr19" style:family="graphic" style:parent-style-name="standard">
      <style:graphic-properties draw:fill-color="#ffcc99" draw:textarea-horizontal-align="right" draw:textarea-vertical-align="top"/>
    </style:style>
    <style:style style:name="pr1" style:family="presentation" style:parent-style-name="Standard-notes">
      <style:graphic-properties draw:fill-color="#ffffff" draw:auto-grow-height="true" fo:min-height="13.336cm"/>
    </style:style>
    <style:style style:name="pr2" style:family="presentation" style:parent-style-name="Standard-title">
      <style:graphic-properties draw:fill-color="#ffffff" draw:auto-grow-height="true" fo:min-height="2.587cm"/>
    </style:style>
    <style:style style:name="pr3" style:family="presentation" style:parent-style-name="Standard-outline1">
      <style:graphic-properties draw:fill-color="#ffffff" draw:auto-grow-height="true" fo:min-height="12.998cm"/>
    </style:style>
    <style:style style:name="pr4" style:family="presentation" style:parent-style-name="faktor10-folien-title">
      <style:graphic-properties draw:fill-color="#ffffff" draw:auto-grow-height="true" fo:min-height="3.489cm"/>
    </style:style>
    <style:style style:name="pr5" style:family="presentation" style:parent-style-name="faktor10-folien-outline1">
      <style:graphic-properties draw:fill-color="#ffffff" draw:auto-grow-height="true" fo:min-height="11.96cm"/>
    </style:style>
    <style:style style:name="pr6" style:family="presentation" style:parent-style-name="faktor10-folien-notes">
      <style:graphic-properties draw:fill-color="#ffffff" fo:min-height="13.336cm"/>
    </style:style>
    <style:style style:name="pr7" style:family="presentation" style:parent-style-name="Standard-notes">
      <style:graphic-properties draw:fill-color="#ffffff" fo:min-height="13.336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24pt"/>
    </style:style>
    <style:style style:name="P3" style:family="paragraph">
      <style:paragraph-properties fo:margin-left="0cm" fo:margin-right="0cm" fo:text-indent="0cm"/>
      <style:text-properties fo:font-size="12pt"/>
    </style:style>
    <style:style style:name="P4" style:family="paragraph">
      <style:paragraph-properties fo:margin-left="0cm" fo:margin-right="0cm" fo:text-indent="0cm"/>
    </style:style>
    <style:style style:name="P5" style:family="paragraph">
      <style:paragraph-properties fo:margin-left="1.199cm" fo:margin-right="0cm" fo:text-indent="-0.9cm"/>
    </style:style>
    <style:style style:name="P6" style:family="paragraph">
      <style:paragraph-properties fo:text-align="center"/>
    </style:style>
    <style:style style:name="P7" style:family="paragraph">
      <style:paragraph-properties fo:margin-left="2.398cm" fo:margin-right="0cm" fo:text-indent="-0.798cm"/>
    </style:style>
    <style:style style:name="P8" style:family="paragraph">
      <style:paragraph-properties fo:margin-left="3.598cm" fo:margin-right="0cm" fo:text-indent="-0.6cm"/>
    </style:style>
    <style:style style:name="P9" style:family="paragraph">
      <style:paragraph-properties fo:margin-left="1.195cm" fo:margin-right="0cm" fo:text-indent="-0.9cm"/>
    </style:style>
    <style:style style:name="P10" style:family="paragraph">
      <style:paragraph-properties fo:margin-left="2.394cm" fo:margin-right="0cm" fo:text-indent="-0.794cm"/>
    </style:style>
    <style:style style:name="P11" style:family="paragraph">
      <style:paragraph-properties fo:margin-left="0cm" fo:margin-right="0cm" fo:text-indent="0cm"/>
      <style:text-properties fo:font-size="24pt"/>
    </style:style>
    <style:style style:name="P12" style:family="paragraph">
      <style:paragraph-properties fo:text-align="center"/>
      <style:text-properties fo:font-size="14pt"/>
    </style:style>
    <style:style style:name="P13" style:family="paragraph">
      <style:paragraph-properties fo:margin-left="2.394cm" fo:margin-right="0cm" text:enable-numbering="true" fo:text-indent="-0.794cm"/>
      <style:text-properties fo:font-size="18pt"/>
    </style:style>
    <style:style style:name="P14" style:family="paragraph">
      <style:paragraph-properties fo:margin-left="0cm" fo:margin-right="0cm" fo:text-indent="0cm"/>
      <style:text-properties fo:font-size="14pt"/>
    </style:style>
    <style:style style:name="P15" style:family="paragraph">
      <style:paragraph-properties fo:margin-left="0cm" fo:margin-right="0cm" fo:text-align="center" fo:text-indent="0cm"/>
      <style:text-properties fo:font-size="14pt"/>
    </style:style>
    <style:style style:name="P16" style:family="paragraph">
      <style:paragraph-properties fo:margin-left="2.394cm" fo:margin-right="0cm" text:enable-numbering="true" fo:text-indent="-0.794cm"/>
      <style:text-properties fo:font-size="14pt"/>
    </style:style>
    <style:style style:name="P17" style:family="paragraph">
      <style:paragraph-properties fo:margin-left="0cm" fo:margin-right="0cm" fo:text-indent="0cm"/>
      <style:text-properties fo:font-size="18pt"/>
    </style:style>
    <style:style style:name="P18" style:family="paragraph">
      <style:paragraph-properties fo:margin-left="0cm" fo:margin-right="0cm" fo:text-align="center" fo:text-indent="0cm"/>
      <style:text-properties fo:font-size="18pt"/>
    </style:style>
    <style:style style:name="P19" style:family="paragraph">
      <style:text-properties fo:font-size="18pt"/>
    </style:style>
    <style:style style:name="T1" style:family="text">
      <style:text-properties fo:font-size="28pt" fo:font-weight="bold"/>
    </style:style>
    <style:style style:name="T2" style:family="text">
      <style:text-properties fo:font-size="24pt" fo:font-weight="bold"/>
    </style:style>
    <style:style style:name="T3" style:family="text">
      <style:text-properties fo:font-size="18pt"/>
    </style:style>
    <style:style style:name="T4" style:family="text">
      <style:text-properties fo:font-size="18pt" style:text-underline-style="solid" style:text-underline-width="auto" style:text-underline-color="font-color" fo:font-weight="bold"/>
    </style:style>
    <style:style style:name="T5" style:family="text">
      <style:text-properties fo:font-size="14pt"/>
    </style:style>
    <text:list-style style:name="L1">
      <text:list-level-style-bullet text:level="1" text:bullet-char="●">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text:list-style style:name="L2">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space-before="0.299cm" text:min-label-width="0.9cm"/>
        <style:text-properties fo:font-family="StarSymbol" style:font-pitch="variable" fo:color="#000000" fo:font-size="45%"/>
      </text:list-level-style-bullet>
      <text:list-level-style-bullet text:level="2" text:bullet-char="–">
        <style:list-level-properties text:space-before="1.6cm" text:min-label-width="0.798cm"/>
        <style:text-properties fo:font-family="StarSymbol" style:font-pitch="variable" fo:color="#000000" fo:font-size="75%"/>
      </text:list-level-style-bullet>
      <text:list-level-style-bullet text:level="3" text:bullet-char="●">
        <style:list-level-properties text:space-before="2.998cm" text:min-label-width="0.6cm"/>
        <style:text-properties fo:font-family="StarSymbol" style:font-pitch="variable" fo:color="#000000" fo:font-size="45%"/>
      </text:list-level-style-bullet>
      <text:list-level-style-bullet text:level="4" text:bullet-char="–">
        <style:list-level-properties text:space-before="4.198cm" text:min-label-width="0.599cm"/>
        <style:text-properties fo:font-family="StarSymbol" style:font-pitch="variable" fo:color="#000000" fo:font-size="75%"/>
      </text:list-level-style-bullet>
      <text:list-level-style-bullet text:level="5" text:bullet-char="●">
        <style:list-level-properties text:space-before="5.397cm" text:min-label-width="0.6cm"/>
        <style:text-properties fo:font-family="StarSymbol" style:font-pitch="variable" fo:color="#000000" fo:font-size="45%"/>
      </text:list-level-style-bullet>
      <text:list-level-style-bullet text:level="6" text:bullet-char="●">
        <style:list-level-properties text:space-before="5.397cm" text:min-label-width="0.6cm"/>
        <style:text-properties fo:font-family="StarSymbol" style:font-pitch="variable" fo:color="#000000" fo:font-size="45%"/>
      </text:list-level-style-bullet>
      <text:list-level-style-bullet text:level="7" text:bullet-char="●">
        <style:list-level-properties text:space-before="5.397cm" text:min-label-width="0.6cm"/>
        <style:text-properties fo:font-family="StarSymbol" style:font-pitch="variable" fo:color="#000000" fo:font-size="45%"/>
      </text:list-level-style-bullet>
      <text:list-level-style-bullet text:level="8" text:bullet-char="●">
        <style:list-level-properties text:space-before="5.397cm" text:min-label-width="0.6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1.6cm" text:min-label-width="0.794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1.6cm" text:min-label-width="0.794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Standard">
        <office:forms form:automatic-focus="false" form:apply-design-mode="false"/>
        <draw:frame draw:style-name="gr1" draw:text-style-name="P2" draw:layer="layout" svg:width="15cm" svg:height="6.592cm" svg:x="7.256cm" svg:y="7.408cm">
          <draw:text-box>
            <text:p text:style-name="P1"><text:span text:style-name="T1">Das Werkzeug Faktor-IPS</text:span></text:p>
            <text:p text:style-name="P1"><text:span text:style-name="T1"/></text:p>
            <text:p text:style-name="P1"><text:span text:style-name="T1">Schulung</text:span></text:p>
            <text:p text:style-name="P1"><text:span text:style-name="T2"/></text:p>
          </draw:text-box>
        </draw:frame>
        <presentation:notes draw:style-name="dp2">
          <draw:page-thumbnail draw:style-name="gr2" draw:layer="layout" svg:width="15.566cm" svg:height="11.007cm" svg:x="2.8cm" svg:y="2.328cm" draw:page-number="1" presentation:class="page"/>
          <draw:frame presentation:style-name="pr1" draw:text-style-name="P3" draw:layer="layout" svg:width="15.451cm" svg:height="13.336cm" svg:x="2.752cm" svg:y="14.182cm" presentation:class="notes" presentation:placeholder="true">
            <draw:text-box/>
          </draw:frame>
        </presentation:notes>
      </draw:page>
      <draw:page draw:name="page2" draw:style-name="dp1" draw:master-page-name="Standard" presentation:presentation-page-layout-name="AL1T1">
        <office:forms form:automatic-focus="false" form:apply-design-mode="false"/>
        <draw:frame presentation:style-name="pr2" draw:text-style-name="P4" draw:layer="layout" svg:width="23.649cm" svg:height="2.587cm" svg:x="3.034cm" svg:y="2.414cm" presentation:class="title">
          <draw:text-box>
            <text:p text:style-name="P4">Inhalt</text:p>
          </draw:text-box>
        </draw:frame>
        <draw:frame presentation:style-name="pr3" draw:text-style-name="P5" draw:layer="layout" svg:width="23.649cm" svg:height="12.998cm" svg:x="3.034cm" svg:y="5.25cm" presentation:class="outline">
          <draw:text-box>
            <text:list text:style-name="L3">
              <text:list-item>
                <text:p text:style-name="P5">Definition von Produkten</text:p>
              </text:list-item>
            </text:list>
            <text:list text:style-name="L3">
              <text:list-item>
                <text:p text:style-name="P5">Testunterstützung</text:p>
              </text:list-item>
            </text:list>
            <text:list text:style-name="L3">
              <text:list-item>
                <text:p text:style-name="P5">Arbeiten im Team</text:p>
              </text:list-item>
            </text:list>
          </draw:text-box>
        </draw:frame>
        <presentation:notes draw:style-name="dp2">
          <office:forms form:automatic-focus="false" form:apply-design-mode="false"/>
          <draw:page-thumbnail draw:style-name="gr2" draw:layer="layout" svg:width="15.566cm" svg:height="11.007cm" svg:x="2.8cm" svg:y="2.328cm" draw:page-number="2" presentation:class="page"/>
          <draw:frame presentation:style-name="pr1" draw:text-style-name="P3" draw:layer="layout" svg:width="15.451cm" svg:height="13.336cm" svg:x="2.752cm" svg:y="14.182cm" presentation:class="notes" presentation:placeholder="true">
            <draw:text-box/>
          </draw:frame>
        </presentation:notes>
      </draw:page>
      <draw:page draw:name="page3" draw:style-name="dp1" draw:master-page-name="Standard" presentation:presentation-page-layout-name="AL1T1">
        <office:forms form:automatic-focus="false" form:apply-design-mode="false"/>
        <draw:rect draw:style-name="gr3" draw:text-style-name="P6" draw:layer="layout" svg:width="22.25cm" svg:height="1.25cm" svg:x="3cm" svg:y="5cm">
          <text:p text:style-name="P4"/>
        </draw:rect>
        <draw:frame presentation:style-name="pr2" draw:text-style-name="P4" draw:layer="layout" svg:width="23.649cm" svg:height="2.587cm" svg:x="3.034cm" svg:y="2.414cm" presentation:class="title" presentation:user-transformed="true">
          <draw:text-box>
            <text:p text:style-name="P4">Inhalt</text:p>
          </draw:text-box>
        </draw:frame>
        <draw:frame presentation:style-name="pr3" draw:text-style-name="P5" draw:layer="layout" svg:width="23.649cm" svg:height="12.998cm" svg:x="3.034cm" svg:y="5.25cm" presentation:class="outline" presentation:user-transformed="true">
          <draw:text-box>
            <text:list text:style-name="L3">
              <text:list-item>
                <text:p text:style-name="P5">Definition von Produkten</text:p>
              </text:list-item>
            </text:list>
            <text:list text:style-name="L3">
              <text:list-item>
                <text:list>
                  <text:list-item>
                    <text:p text:style-name="P7">Produktänderungen im Zeitablauf</text:p>
                  </text:list-item>
                </text:list>
              </text:list-item>
            </text:list>
            <text:list text:style-name="L3">
              <text:list-item>
                <text:list>
                  <text:list-item>
                    <text:p text:style-name="P7">Beispiel: Haftpflicht</text:p>
                  </text:list-item>
                </text:list>
              </text:list-item>
            </text:list>
            <text:list text:style-name="L3">
              <text:list-item>
                <text:list>
                  <text:list-item>
                    <text:p text:style-name="P7">Bearbeiten von Produktdaten</text:p>
                  </text:list-item>
                </text:list>
              </text:list-item>
            </text:list>
            <text:list text:style-name="L3">
              <text:list-item>
                <text:list>
                  <text:list-item>
                    <text:p text:style-name="P7">Prozesse / Kochrezepte</text:p>
                  </text:list-item>
                </text:list>
              </text:list-item>
            </text:list>
            <text:list text:style-name="L3">
              <text:list-item>
                <text:list>
                  <text:list-item>
                    <text:list>
                      <text:list-item>
                        <text:p text:style-name="P8">Definition einer neuen (Tarif-)Generation</text:p>
                      </text:list-item>
                    </text:list>
                  </text:list-item>
                </text:list>
              </text:list-item>
            </text:list>
            <text:list text:style-name="L3">
              <text:list-item>
                <text:list>
                  <text:list-item>
                    <text:list>
                      <text:list-item>
                        <text:p text:style-name="P8">Definition einer neuen Anpassungsstufe</text:p>
                      </text:list-item>
                    </text:list>
                  </text:list-item>
                </text:list>
              </text:list-item>
            </text:list>
            <text:list text:style-name="L3">
              <text:list-item>
                <text:list>
                  <text:list-item>
                    <text:list>
                      <text:list-item>
                        <text:p text:style-name="P8">Beitragsanpassung</text:p>
                      </text:list-item>
                    </text:list>
                  </text:list-item>
                </text:list>
              </text:list-item>
            </text:list>
            <text:list text:style-name="L3">
              <text:list-item>
                <text:p text:style-name="P5">Arbeiten im Team</text:p>
              </text:list-item>
            </text:list>
            <text:list text:style-name="L3">
              <text:list-item>
                <text:p text:style-name="P5">Testunterstützung</text:p>
              </text:list-item>
            </text:list>
          </draw:text-box>
        </draw:frame>
        <presentation:notes draw:style-name="dp2">
          <office:forms form:automatic-focus="false" form:apply-design-mode="false"/>
          <draw:page-thumbnail draw:style-name="gr2" draw:layer="layout" svg:width="15.566cm" svg:height="11.007cm" svg:x="2.8cm" svg:y="2.328cm" draw:page-number="3" presentation:class="page"/>
          <draw:frame presentation:style-name="pr1" draw:text-style-name="P3" draw:layer="layout" svg:width="15.451cm" svg:height="13.336cm" svg:x="2.752cm" svg:y="14.182cm" presentation:class="notes" presentation:placeholder="true" presentation:user-transformed="true">
            <draw:text-box/>
          </draw:frame>
        </presentation:notes>
      </draw:page>
      <draw:page draw:name="page4" draw:style-name="dp1" draw:master-page-name="Standard" presentation:presentation-page-layout-name="AL1T1">
        <office:forms form:automatic-focus="false" form:apply-design-mode="false"/>
        <draw:rect draw:style-name="gr3" draw:text-style-name="P6" draw:layer="layout" svg:width="22.25cm" svg:height="1.25cm" svg:x="3cm" svg:y="6cm">
          <text:p text:style-name="P4"/>
        </draw:rect>
        <draw:frame presentation:style-name="pr2" draw:text-style-name="P4" draw:layer="layout" svg:width="23.649cm" svg:height="2.587cm" svg:x="3.034cm" svg:y="2.414cm" presentation:class="title" presentation:user-transformed="true">
          <draw:text-box>
            <text:p text:style-name="P4">Inhalt</text:p>
          </draw:text-box>
        </draw:frame>
        <draw:frame presentation:style-name="pr3" draw:text-style-name="P5" draw:layer="layout" svg:width="23.649cm" svg:height="12.998cm" svg:x="3.034cm" svg:y="5.25cm" presentation:class="outline" presentation:user-transformed="true">
          <draw:text-box>
            <text:list text:style-name="L3">
              <text:list-item>
                <text:p text:style-name="P5">Definition von Produkten</text:p>
              </text:list-item>
            </text:list>
            <text:list text:style-name="L3">
              <text:list-item>
                <text:list>
                  <text:list-item>
                    <text:p text:style-name="P7">Produktänderungen im Zeitablauf</text:p>
                  </text:list-item>
                </text:list>
              </text:list-item>
            </text:list>
            <text:list text:style-name="L3">
              <text:list-item>
                <text:list>
                  <text:list-item>
                    <text:p text:style-name="P7">Beispiel: Haftpflicht</text:p>
                  </text:list-item>
                </text:list>
              </text:list-item>
            </text:list>
            <text:list text:style-name="L3">
              <text:list-item>
                <text:list>
                  <text:list-item>
                    <text:p text:style-name="P7">Bearbeiten von Produktdaten</text:p>
                  </text:list-item>
                </text:list>
              </text:list-item>
            </text:list>
            <text:list text:style-name="L3">
              <text:list-item>
                <text:list>
                  <text:list-item>
                    <text:p text:style-name="P7">Prozesse / Kochrezepte</text:p>
                  </text:list-item>
                </text:list>
              </text:list-item>
            </text:list>
            <text:list text:style-name="L3">
              <text:list-item>
                <text:list>
                  <text:list-item>
                    <text:list>
                      <text:list-item>
                        <text:p text:style-name="P8">Definition einer neuen (Tarif-)Generation</text:p>
                      </text:list-item>
                    </text:list>
                  </text:list-item>
                </text:list>
              </text:list-item>
            </text:list>
            <text:list text:style-name="L3">
              <text:list-item>
                <text:list>
                  <text:list-item>
                    <text:list>
                      <text:list-item>
                        <text:p text:style-name="P8">Definition einer neuen Anpassungsstufe</text:p>
                      </text:list-item>
                    </text:list>
                  </text:list-item>
                </text:list>
              </text:list-item>
            </text:list>
            <text:list text:style-name="L3">
              <text:list-item>
                <text:list>
                  <text:list-item>
                    <text:list>
                      <text:list-item>
                        <text:p text:style-name="P8">Beitragsanpassung</text:p>
                      </text:list-item>
                    </text:list>
                  </text:list-item>
                </text:list>
              </text:list-item>
            </text:list>
            <text:list text:style-name="L3">
              <text:list-item>
                <text:p text:style-name="P5">Arbeiten im Team</text:p>
              </text:list-item>
            </text:list>
            <text:list text:style-name="L3">
              <text:list-item>
                <text:p text:style-name="P5">Testunterstützung</text:p>
              </text:list-item>
            </text:list>
          </draw:text-box>
        </draw:frame>
        <presentation:notes draw:style-name="dp2">
          <office:forms form:automatic-focus="false" form:apply-design-mode="false"/>
          <draw:page-thumbnail draw:style-name="gr2" draw:layer="layout" svg:width="15.566cm" svg:height="11.007cm" svg:x="2.8cm" svg:y="2.328cm" draw:page-number="4" presentation:class="page"/>
          <draw:frame presentation:style-name="pr1" draw:text-style-name="P3" draw:layer="layout" svg:width="15.451cm" svg:height="13.336cm" svg:x="2.752cm" svg:y="14.182cm" presentation:class="notes" presentation:placeholder="true" presentation:user-transformed="true">
            <draw:text-box/>
          </draw:frame>
        </presentation:notes>
      </draw:page>
      <draw:page draw:name="page5" draw:style-name="dp1" draw:master-page-name="faktor10-folien" presentation:presentation-page-layout-name="AL1T1">
        <office:forms form:automatic-focus="false" form:apply-design-mode="false"/>
        <draw:frame presentation:style-name="pr4" draw:text-style-name="P4" draw:layer="layout" svg:width="23.645cm" svg:height="3.489cm" svg:x="3.033cm" svg:y="2.412cm" presentation:class="title" presentation:user-transformed="true">
          <draw:text-box>
            <text:p text:style-name="P4">Aspekte der Produktänderungen im Zeitablauf</text:p>
          </draw:text-box>
        </draw:frame>
        <draw:frame presentation:style-name="pr5" draw:text-style-name="P9" draw:layer="layout" svg:width="23.645cm" svg:height="11.96cm" svg:x="3.033cm" svg:y="6.284cm" presentation:class="outline" presentation:user-transformed="true">
          <draw:text-box>
            <text:list text:style-name="L4">
              <text:list-item>
                <text:p text:style-name="P9">Änderungen, die nur für das Neugeschäft relevant sind.</text:p>
              </text:list-item>
            </text:list>
            <text:list text:style-name="L4">
              <text:list-item>
                <text:list>
                  <text:list-item>
                    <text:p text:style-name="P10">Einführung neuer Risikomerkmale</text:p>
                  </text:list-item>
                </text:list>
              </text:list-item>
            </text:list>
            <text:list text:style-name="L4">
              <text:list-item>
                <text:p text:style-name="P9">Änderungen, die für bestehende Verträge relevant sind.</text:p>
              </text:list-item>
            </text:list>
            <text:list text:style-name="L4">
              <text:list-item>
                <text:list>
                  <text:list-item>
                    <text:p text:style-name="P10">z. B. Zinspassungen, Festlegung der Überschüsse, Beitragsanpassung</text:p>
                  </text:list-item>
                </text:list>
              </text:list-item>
            </text:list>
            <text:list text:style-name="L4">
              <text:list-item>
                <text:p text:style-name="P9">Nachvollziehbarkeit von Änderungen<text:line-break/>Änderungshistorie: Wer hat wann, was geändert?</text:p>
              </text:list-item>
            </text:list>
          </draw:text-box>
        </draw:frame>
        <presentation:notes draw:style-name="dp2">
          <office:forms form:automatic-focus="false" form:apply-design-mode="false"/>
          <draw:page-thumbnail draw:layer="layout" svg:width="15.566cm" svg:height="11.007cm" svg:x="2.8cm" svg:y="2.328cm" draw:page-number="5" presentation:class="page"/>
          <draw:frame presentation:style-name="pr6" draw:text-style-name="P3" draw:layer="layout" svg:width="15.451cm" svg:height="13.336cm" svg:x="2.752cm" svg:y="14.182cm" presentation:class="notes" presentation:placeholder="true" presentation:user-transformed="true">
            <draw:text-box/>
          </draw:frame>
        </presentation:notes>
      </draw:page>
      <draw:page draw:name="page6" draw:style-name="dp1" draw:master-page-name="faktor10-folien" presentation:presentation-page-layout-name="AL2T19">
        <office:forms form:automatic-focus="false" form:apply-design-mode="false"/>
        <draw:rect draw:style-name="gr4" draw:text-style-name="P2" draw:layer="layout" svg:width="14cm" svg:height="2.25cm" svg:x="9.749cm" svg:y="6.06cm">
          <text:p text:style-name="P11">Generation 2</text:p>
        </draw:rect>
        <draw:line draw:style-name="gr5" draw:text-style-name="P12" draw:layer="layout" svg:x1="13.748cm" svg:y1="6cm" svg:x2="13.748cm" svg:y2="12.5cm">
          <text:p text:style-name="P4"/>
        </draw:line>
        <draw:rect draw:style-name="gr4" draw:text-style-name="P2" draw:layer="layout" svg:width="16cm" svg:height="2.25cm" svg:x="5.749cm" svg:y="9cm">
          <text:p text:style-name="P11">Generation 1</text:p>
        </draw:rect>
        <draw:frame presentation:style-name="pr4" draw:text-style-name="P4" draw:layer="layout" svg:width="23.645cm" svg:height="3.489cm" svg:x="3.033cm" svg:y="2.412cm" presentation:class="title" presentation:user-transformed="true">
          <draw:text-box>
            <text:p text:style-name="P4">Generationen</text:p>
          </draw:text-box>
        </draw:frame>
        <draw:frame draw:style-name="gr6" draw:text-style-name="P13" draw:layer="layout" svg:width="27.25cm" svg:height="6.519cm" svg:x="0.999cm" svg:y="13.231cm">
          <draw:text-box>
            <text:list text:style-name="L5">
              <text:list-item>
                <text:list>
                  <text:list-item>
                    <text:list>
                      <text:list-item>
                        <text:p text:style-name="P13"><text:span text:style-name="T3">Generationen werden aufgelegt, um für das </text:span><text:span text:style-name="T4">Neugeschäft</text:span><text:span text:style-name="T3"> geänderte Bedingungen anbieten zu können. Verträge können während des Verkaufszeitraums einer Generation zu den in der Generation definierten Bedingung abgeschlossen werden.</text:span></text:p>
                      </text:list-item>
                    </text:list>
                  </text:list-item>
                </text:list>
              </text:list-item>
            </text:list>
            <text:list text:style-name="L5">
              <text:list-item>
                <text:list>
                  <text:list-item>
                    <text:list>
                      <text:list-item>
                        <text:p text:style-name="P13"><text:span text:style-name="T3">Bestehende Verträge bleiben von der Einführung einer neuen Generation unberührt, es sei denn, es findet ein expliziter Produkt(generations)wechsel statt. Die Generation bleibt solange „aktiv“ wie noch „lebende“ Verträge zu ihr existieren.</text:span></text:p>
                      </text:list-item>
                    </text:list>
                  </text:list-item>
                </text:list>
              </text:list-item>
            </text:list>
            <text:list text:style-name="L6">
              <text:list-item>
                <text:list>
                  <text:list-item>
                    <text:list>
                      <text:list-item>
                        <text:p text:style-name="P13"><text:span text:style-name="T3">I.d.R. gibt es zu einem Zeitpunkt eine für das Neugeschäft gültige Generation. Das ist die, in deren Verkaufszeitraum der Zeitpunkt fällt.</text:span></text:p>
                      </text:list-item>
                    </text:list>
                  </text:list-item>
                </text:list>
              </text:list-item>
            </text:list>
          </draw:text-box>
        </draw:frame>
        <draw:line draw:style-name="gr7" draw:text-style-name="P6" draw:layer="layout" svg:x1="3.849cm" svg:y1="12.44cm" svg:x2="22.849cm" svg:y2="12.44cm">
          <text:p text:style-name="P4"/>
        </draw:line>
        <draw:line draw:style-name="gr8" draw:text-style-name="P6" draw:layer="layout" svg:x1="5.749cm" svg:y1="12.44cm" svg:x2="5.749cm" svg:y2="12.69cm">
          <text:p text:style-name="P4"/>
        </draw:line>
        <draw:line draw:style-name="gr8" draw:text-style-name="P6" draw:layer="layout" svg:x1="9.749cm" svg:y1="12.44cm" svg:x2="9.749cm" svg:y2="12.69cm">
          <text:p text:style-name="P4"/>
        </draw:line>
        <draw:line draw:style-name="gr8" draw:text-style-name="P6" draw:layer="layout" svg:x1="13.748cm" svg:y1="12.44cm" svg:x2="13.748cm" svg:y2="12.69cm">
          <text:p text:style-name="P4"/>
        </draw:line>
        <draw:frame draw:style-name="gr9" draw:text-style-name="P14" draw:layer="layout" svg:width="3.5cm" svg:height="0.56cm" svg:x="22.999cm" svg:y="12.19cm">
          <draw:text-box>
            <text:p text:style-name="P14"><text:span text:style-name="T5">Zeit (in Jahren)</text:span></text:p>
          </draw:text-box>
        </draw:frame>
        <draw:line draw:style-name="gr8" draw:text-style-name="P6" draw:layer="layout" svg:x1="17.749cm" svg:y1="12.44cm" svg:x2="17.749cm" svg:y2="12.69cm">
          <text:p text:style-name="P4"/>
        </draw:line>
        <draw:line draw:style-name="gr8" draw:text-style-name="P6" draw:layer="layout" svg:x1="21.749cm" svg:y1="12.44cm" svg:x2="21.749cm" svg:y2="12.69cm">
          <text:p text:style-name="P4"/>
        </draw:line>
        <draw:line draw:style-name="gr5" draw:text-style-name="P12" draw:layer="layout" svg:x1="5.749cm" svg:y1="10.44cm" svg:x2="5.749cm" svg:y2="12.44cm">
          <text:p text:style-name="P4"/>
        </draw:line>
        <draw:line draw:style-name="gr5" draw:text-style-name="P6" draw:layer="layout" svg:x1="9.749cm" svg:y1="7.5cm" svg:x2="9.749cm" svg:y2="12.496cm">
          <text:p text:style-name="P4"/>
        </draw:line>
        <draw:frame draw:style-name="gr10" draw:text-style-name="P15" draw:layer="layout" svg:width="4.001cm" svg:height="0.556cm" svg:x="5.75cm" svg:y="10.5cm">
          <draw:text-box>
            <text:p text:style-name="P15"><text:span text:style-name="T5">Verkaufszeitraum</text:span></text:p>
          </draw:text-box>
        </draw:frame>
        <draw:line draw:style-name="gr5" draw:text-style-name="P12" draw:layer="layout" svg:x1="21.749cm" svg:y1="10.5cm" svg:x2="21.749cm" svg:y2="12.5cm">
          <text:p text:style-name="P4"/>
        </draw:line>
        <draw:frame draw:style-name="gr10" draw:text-style-name="P15" draw:layer="layout" svg:width="9.75cm" svg:height="0.556cm" svg:x="9.849cm" svg:y="10.556cm">
          <draw:text-box>
            <text:p text:style-name="P15"><text:span text:style-name="T5">Verwaltung der abgeschlossenen Verträge</text:span></text:p>
          </draw:text-box>
        </draw:frame>
        <draw:frame draw:style-name="gr10" draw:text-style-name="P15" draw:layer="layout" svg:width="4.001cm" svg:height="0.556cm" svg:x="9.749cm" svg:y="7.754cm">
          <draw:text-box>
            <text:p text:style-name="P15"><text:span text:style-name="T5">Verkaufszeitraum</text:span></text:p>
          </draw:text-box>
        </draw:frame>
        <draw:frame draw:style-name="gr10" draw:text-style-name="P15" draw:layer="layout" svg:width="9.75cm" svg:height="0.556cm" svg:x="13.748cm" svg:y="7.754cm">
          <draw:text-box>
            <text:p text:style-name="P15"><text:span text:style-name="T5">Verwaltung der abgeschlossenen Verträge</text:span></text:p>
          </draw:text-box>
        </draw:frame>
        <presentation:notes draw:style-name="dp2">
          <office:forms form:automatic-focus="false" form:apply-design-mode="false"/>
          <draw:page-thumbnail draw:layer="layout" svg:width="15.566cm" svg:height="11.007cm" svg:x="2.8cm" svg:y="2.328cm" draw:page-number="6" presentation:class="page"/>
          <draw:frame presentation:style-name="pr6" draw:text-style-name="P3" draw:layer="layout" svg:width="15.451cm" svg:height="13.336cm" svg:x="2.752cm" svg:y="14.182cm" presentation:class="notes" presentation:placeholder="true" presentation:user-transformed="true">
            <draw:text-box/>
          </draw:frame>
        </presentation:notes>
      </draw:page>
      <draw:page draw:name="page7" draw:style-name="dp1" draw:master-page-name="faktor10-folien" presentation:presentation-page-layout-name="AL2T19">
        <office:forms form:automatic-focus="false" form:apply-design-mode="false"/>
        <draw:frame presentation:style-name="pr4" draw:text-style-name="P4" draw:layer="layout" svg:width="23.645cm" svg:height="3.489cm" svg:x="3.033cm" svg:y="2.412cm" presentation:class="title" presentation:user-transformed="true">
          <draw:text-box>
            <text:p text:style-name="P4">Parallele Generationen</text:p>
          </draw:text-box>
        </draw:frame>
        <draw:frame draw:style-name="gr11" draw:text-style-name="P16" draw:layer="layout" svg:width="26cm" svg:height="2.9cm" svg:x="1.749cm" svg:y="15cm">
          <draw:text-box>
            <text:list text:style-name="L5">
              <text:list-item>
                <text:list>
                  <text:list-item>
                    <text:list>
                      <text:list-item>
                        <text:p text:style-name="P16">Für einen Übergangszeitraum sind auch parallele Generationen möglich.</text:p>
                      </text:list-item>
                    </text:list>
                  </text:list-item>
                </text:list>
              </text:list-item>
            </text:list>
          </draw:text-box>
        </draw:frame>
        <draw:line draw:style-name="gr7" draw:text-style-name="P6" draw:layer="layout" svg:x1="3.849cm" svg:y1="13.19cm" svg:x2="22.849cm" svg:y2="13.19cm">
          <text:p text:style-name="P4"/>
        </draw:line>
        <draw:line draw:style-name="gr8" draw:text-style-name="P6" draw:layer="layout" svg:x1="5.749cm" svg:y1="13.19cm" svg:x2="5.749cm" svg:y2="13.44cm">
          <text:p text:style-name="P4"/>
        </draw:line>
        <draw:line draw:style-name="gr8" draw:text-style-name="P6" draw:layer="layout" svg:x1="9.749cm" svg:y1="13.19cm" svg:x2="9.749cm" svg:y2="13.44cm">
          <text:p text:style-name="P4"/>
        </draw:line>
        <draw:line draw:style-name="gr8" draw:text-style-name="P6" draw:layer="layout" svg:x1="13.748cm" svg:y1="13.19cm" svg:x2="13.748cm" svg:y2="13.44cm">
          <text:p text:style-name="P4"/>
        </draw:line>
        <draw:frame draw:style-name="gr9" draw:text-style-name="P14" draw:layer="layout" svg:width="3.5cm" svg:height="0.56cm" svg:x="22.999cm" svg:y="12.94cm">
          <draw:text-box>
            <text:p text:style-name="P14"><text:span text:style-name="T5">Zeit (in Jahren)</text:span></text:p>
          </draw:text-box>
        </draw:frame>
        <draw:line draw:style-name="gr8" draw:text-style-name="P6" draw:layer="layout" svg:x1="17.749cm" svg:y1="13.19cm" svg:x2="17.749cm" svg:y2="13.44cm">
          <text:p text:style-name="P4"/>
        </draw:line>
        <draw:line draw:style-name="gr8" draw:text-style-name="P6" draw:layer="layout" svg:x1="21.749cm" svg:y1="13.19cm" svg:x2="21.749cm" svg:y2="13.44cm">
          <text:p text:style-name="P4"/>
        </draw:line>
        <draw:rect draw:style-name="gr4" draw:text-style-name="P2" draw:layer="layout" svg:width="16cm" svg:height="2.25cm" svg:x="5.749cm" svg:y="8.94cm">
          <text:p text:style-name="P11">Generation 1</text:p>
        </draw:rect>
        <draw:line draw:style-name="gr5" draw:text-style-name="P12" draw:layer="layout" svg:x1="5.749cm" svg:y1="11.19cm" svg:x2="5.749cm" svg:y2="13.19cm">
          <text:p text:style-name="P4"/>
        </draw:line>
        <draw:line draw:style-name="gr5" draw:text-style-name="P6" draw:layer="layout" svg:x1="9.749cm" svg:y1="9cm" svg:x2="9.749cm" svg:y2="13.246cm">
          <text:p text:style-name="P4"/>
        </draw:line>
        <draw:frame draw:style-name="gr10" draw:text-style-name="P15" draw:layer="layout" svg:width="4cm" svg:height="0.556cm" svg:x="5.75cm" svg:y="10.5cm">
          <draw:text-box>
            <text:p text:style-name="P15"><text:span text:style-name="T5">Verkaufszeitraum</text:span></text:p>
          </draw:text-box>
        </draw:frame>
        <draw:line draw:style-name="gr5" draw:text-style-name="P12" draw:layer="layout" svg:x1="21.749cm" svg:y1="11.25cm" svg:x2="21.749cm" svg:y2="13.25cm">
          <text:p text:style-name="P4"/>
        </draw:line>
        <draw:frame draw:style-name="gr10" draw:text-style-name="P15" draw:layer="layout" svg:width="9.75cm" svg:height="0.556cm" svg:x="9.849cm" svg:y="10.496cm">
          <draw:text-box>
            <text:p text:style-name="P15"><text:span text:style-name="T5">Verwaltung der abgeschlossenen Verträge</text:span></text:p>
          </draw:text-box>
        </draw:frame>
        <draw:rect draw:style-name="gr4" draw:text-style-name="P2" draw:layer="layout" svg:width="14.75cm" svg:height="2.25cm" svg:x="8.999cm" svg:y="6cm">
          <text:p text:style-name="P11">Generation 2</text:p>
        </draw:rect>
        <draw:frame draw:style-name="gr10" draw:text-style-name="P15" draw:layer="layout" svg:width="4.5cm" svg:height="0.556cm" svg:x="9cm" svg:y="7.639cm">
          <draw:text-box>
            <text:p text:style-name="P15"><text:span text:style-name="T5">Verkaufszeitraum</text:span></text:p>
          </draw:text-box>
        </draw:frame>
        <draw:frame draw:style-name="gr10" draw:text-style-name="P15" draw:layer="layout" svg:width="9.75cm" svg:height="0.556cm" svg:x="13.748cm" svg:y="7.694cm">
          <draw:text-box>
            <text:p text:style-name="P15"><text:span text:style-name="T5">Verwaltung der abgeschlossenen Verträge</text:span></text:p>
          </draw:text-box>
        </draw:frame>
        <draw:line draw:style-name="gr5" draw:text-style-name="P12" draw:layer="layout" svg:x1="13.748cm" svg:y1="6cm" svg:x2="13.748cm" svg:y2="13.25cm">
          <text:p text:style-name="P4"/>
        </draw:line>
        <draw:line draw:style-name="gr5" draw:text-style-name="P6" draw:layer="layout" svg:x1="8.999cm" svg:y1="8.25cm" svg:x2="8.999cm" svg:y2="13.246cm">
          <text:p text:style-name="P4"/>
        </draw:line>
        <draw:rect draw:style-name="gr12" draw:text-style-name="P15" draw:layer="layout" svg:width="4.5cm" svg:height="0.75cm" svg:x="6.949cm" svg:y="14cm">
          <text:p text:style-name="P14"><text:span text:style-name="T5">Übergangszeitraum</text:span></text:p>
        </draw:rect>
        <draw:line draw:style-name="gr7" draw:text-style-name="P12" draw:layer="layout" svg:x1="9.249cm" svg:y1="14cm" svg:x2="9.249cm" svg:y2="13.25cm">
          <text:p text:style-name="P4"/>
        </draw:line>
        <presentation:notes draw:style-name="dp2">
          <office:forms form:automatic-focus="false" form:apply-design-mode="false"/>
          <draw:page-thumbnail draw:layer="layout" svg:width="15.566cm" svg:height="11.007cm" svg:x="2.8cm" svg:y="2.328cm" draw:page-number="7" presentation:class="page"/>
          <draw:frame presentation:style-name="pr6" draw:text-style-name="P3" draw:layer="layout" svg:width="15.451cm" svg:height="13.336cm" svg:x="2.752cm" svg:y="14.182cm" presentation:class="notes" presentation:placeholder="true" presentation:user-transformed="true">
            <draw:text-box/>
          </draw:frame>
        </presentation:notes>
      </draw:page>
      <draw:page draw:name="page8" draw:style-name="dp1" draw:master-page-name="faktor10-folien" presentation:presentation-page-layout-name="AL2T19">
        <office:forms form:automatic-focus="false" form:apply-design-mode="false"/>
        <draw:rect draw:style-name="gr13" draw:text-style-name="P18" draw:layer="layout" svg:width="4.75cm" svg:height="3.056cm" svg:x="8.499cm" svg:y="7.194cm">
          <text:p text:style-name="P17"><text:span text:style-name="T3">Stufe 2</text:span></text:p>
        </draw:rect>
        <draw:rect draw:style-name="gr13" draw:text-style-name="P18" draw:layer="layout" svg:width="2cm" svg:height="3.056cm" svg:x="13.249cm" svg:y="7.194cm">
          <text:p text:style-name="P17"><text:span text:style-name="T3">Stufe 3</text:span></text:p>
        </draw:rect>
        <draw:frame presentation:style-name="pr4" draw:text-style-name="P4" draw:layer="layout" svg:width="23.645cm" svg:height="3.489cm" svg:x="3.033cm" svg:y="2.412cm" presentation:class="title" presentation:user-transformed="true">
          <draw:text-box>
            <text:p text:style-name="P4">Anpassungsstufen</text:p>
          </draw:text-box>
        </draw:frame>
        <draw:line draw:style-name="gr7" draw:text-style-name="P6" draw:layer="layout" svg:x1="3.749cm" svg:y1="11.444cm" svg:x2="22.749cm" svg:y2="11.444cm">
          <text:p text:style-name="P4"/>
        </draw:line>
        <draw:line draw:style-name="gr8" draw:text-style-name="P6" draw:layer="layout" svg:x1="5.649cm" svg:y1="11.444cm" svg:x2="5.649cm" svg:y2="11.694cm">
          <text:p text:style-name="P4"/>
        </draw:line>
        <draw:line draw:style-name="gr8" draw:text-style-name="P6" draw:layer="layout" svg:x1="9.649cm" svg:y1="11.444cm" svg:x2="9.649cm" svg:y2="11.694cm">
          <text:p text:style-name="P4"/>
        </draw:line>
        <draw:line draw:style-name="gr8" draw:text-style-name="P6" draw:layer="layout" svg:x1="13.649cm" svg:y1="11.444cm" svg:x2="13.649cm" svg:y2="11.694cm">
          <text:p text:style-name="P4"/>
        </draw:line>
        <draw:frame draw:style-name="gr9" draw:text-style-name="P14" draw:layer="layout" svg:width="3.5cm" svg:height="0.56cm" svg:x="22.899cm" svg:y="11.194cm">
          <draw:text-box>
            <text:p text:style-name="P14"><text:span text:style-name="T5">Zeit (in Jahren)</text:span></text:p>
          </draw:text-box>
        </draw:frame>
        <draw:line draw:style-name="gr8" draw:text-style-name="P6" draw:layer="layout" svg:x1="17.649cm" svg:y1="11.444cm" svg:x2="17.649cm" svg:y2="11.694cm">
          <text:p text:style-name="P4"/>
        </draw:line>
        <draw:line draw:style-name="gr8" draw:text-style-name="P6" draw:layer="layout" svg:x1="21.499cm" svg:y1="11.5cm" svg:x2="21.499cm" svg:y2="11.75cm">
          <text:p text:style-name="P4"/>
        </draw:line>
        <draw:line draw:style-name="gr5" draw:text-style-name="P12" draw:layer="layout" svg:x1="5.649cm" svg:y1="9.444cm" svg:x2="5.649cm" svg:y2="11.444cm">
          <text:p text:style-name="P4"/>
        </draw:line>
        <draw:rect draw:style-name="gr13" draw:text-style-name="P18" draw:layer="layout" svg:width="2.85cm" svg:height="3.056cm" svg:x="5.649cm" svg:y="7.194cm">
          <text:p text:style-name="P17"><text:span text:style-name="T3">Stufe 1</text:span></text:p>
        </draw:rect>
        <draw:rect draw:style-name="gr13" draw:text-style-name="P18" draw:layer="layout" svg:width="4.75cm" svg:height="3.056cm" svg:x="8.499cm" svg:y="7.194cm">
          <text:p text:style-name="P17"><text:span text:style-name="T3">Stufe 2</text:span></text:p>
        </draw:rect>
        <draw:frame draw:style-name="gr10" draw:text-style-name="P15" draw:layer="layout" svg:width="4.001cm" svg:height="0.556cm" svg:x="5.749cm" svg:y="9.694cm">
          <draw:text-box>
            <text:p text:style-name="P15"><text:span text:style-name="T5">Verkaufszeitraum</text:span></text:p>
          </draw:text-box>
        </draw:frame>
        <draw:line draw:style-name="gr5" draw:text-style-name="P12" draw:layer="layout" svg:x1="21.499cm" svg:y1="9.5cm" svg:x2="21.499cm" svg:y2="11.5cm">
          <text:p text:style-name="P4"/>
        </draw:line>
        <draw:rect draw:style-name="gr13" draw:text-style-name="P18" draw:layer="layout" svg:width="6.25cm" svg:height="3.056cm" svg:x="15.249cm" svg:y="7.194cm">
          <text:p text:style-name="P17"><text:span text:style-name="T3">Stufe 4</text:span></text:p>
        </draw:rect>
        <draw:frame draw:style-name="gr10" draw:text-style-name="P15" draw:layer="layout" svg:width="9.75cm" svg:height="0.556cm" svg:x="10.498cm" svg:y="9.694cm">
          <draw:text-box>
            <text:p text:style-name="P15"><text:span text:style-name="T5">Verwaltung der abgeschlossenen Verträge</text:span></text:p>
          </draw:text-box>
        </draw:frame>
        <draw:frame draw:style-name="gr14" draw:text-style-name="P16" draw:layer="layout" svg:width="26cm" svg:height="6.176cm" svg:x="1.749cm" svg:y="13.574cm">
          <draw:text-box>
            <text:list text:style-name="L5">
              <text:list-item>
                <text:list>
                  <text:list-item>
                    <text:list>
                      <text:list-item>
                        <text:p text:style-name="P16">Änderungen, die für alle auf Basis einer Generation abgeschlossenen Verträge gelten sollen, werden in Anpassungsstufen durchgeführt.</text:p>
                      </text:list-item>
                    </text:list>
                  </text:list-item>
                </text:list>
              </text:list-item>
            </text:list>
            <text:list text:style-name="L5">
              <text:list-item>
                <text:list>
                  <text:list-item>
                    <text:list>
                      <text:list-item>
                        <text:p text:style-name="P16">Innerhalb des Gültigkeitszeitraums einer Anpassungsstufe gibt es keine Änderungen am Verkaufsprodukt.</text:p>
                      </text:list-item>
                    </text:list>
                  </text:list-item>
                </text:list>
              </text:list-item>
            </text:list>
            <text:list text:style-name="L5">
              <text:list-item>
                <text:list>
                  <text:list-item>
                    <text:list>
                      <text:list-item>
                        <text:p text:style-name="P16">Zu einem Zeipunkt ist genau eine Anpassungsstufe einer Generation gültig.</text:p>
                      </text:list-item>
                    </text:list>
                  </text:list-item>
                </text:list>
              </text:list-item>
            </text:list>
          </draw:text-box>
        </draw:frame>
        <draw:line draw:style-name="gr5" draw:text-style-name="P6" draw:layer="layout" svg:x1="9.649cm" svg:y1="7.25cm" svg:x2="9.649cm" svg:y2="11.5cm">
          <text:p text:style-name="P4"/>
        </draw:line>
        <draw:rect draw:style-name="gr15" draw:text-style-name="P2" draw:layer="layout" svg:width="15.85cm" svg:height="3.056cm" svg:x="5.649cm" svg:y="7.194cm">
          <text:p text:style-name="P11">Generation</text:p>
        </draw:rect>
        <presentation:notes draw:style-name="dp2">
          <office:forms form:automatic-focus="false" form:apply-design-mode="false"/>
          <draw:page-thumbnail draw:layer="layout" svg:width="15.566cm" svg:height="11.007cm" svg:x="2.8cm" svg:y="2.328cm" draw:page-number="8" presentation:class="page"/>
          <draw:frame presentation:style-name="pr6" draw:text-style-name="P3" draw:layer="layout" svg:width="15.451cm" svg:height="13.336cm" svg:x="2.752cm" svg:y="14.182cm" presentation:class="notes" presentation:placeholder="true" presentation:user-transformed="true">
            <draw:text-box/>
          </draw:frame>
        </presentation:notes>
      </draw:page>
      <draw:page draw:name="page9" draw:style-name="dp1" draw:master-page-name="faktor10-folien" presentation:presentation-page-layout-name="AL2T19">
        <office:forms form:automatic-focus="false" form:apply-design-mode="false"/>
        <draw:frame presentation:style-name="pr4" draw:text-style-name="P4" draw:layer="layout" svg:width="23.645cm" svg:height="3.489cm" svg:x="3.033cm" svg:y="2.412cm" presentation:class="title" presentation:user-transformed="true">
          <draw:text-box>
            <text:p text:style-name="P4">Generationen &amp; Anpassungsstufen</text:p>
          </draw:text-box>
        </draw:frame>
        <draw:frame draw:style-name="gr16" draw:text-style-name="P16" draw:layer="layout" svg:width="26cm" svg:height="3cm" svg:x="1.749cm" svg:y="15.5cm">
          <draw:text-box>
            <text:list text:style-name="L5">
              <text:list-item>
                <text:list>
                  <text:list-item>
                    <text:list>
                      <text:list-item>
                        <text:p text:style-name="P16">Die Anpassungsstufen unterschiedlicher Generationen sind völlig unabhängig voneinander.</text:p>
                      </text:list-item>
                    </text:list>
                  </text:list-item>
                </text:list>
              </text:list-item>
            </text:list>
          </draw:text-box>
        </draw:frame>
        <draw:rect draw:style-name="gr13" draw:text-style-name="P18" draw:layer="layout" svg:width="4.75cm" svg:height="3.056cm" svg:x="8.349cm" svg:y="10.44cm">
          <text:p text:style-name="P17"><text:span text:style-name="T3">Stufe 2</text:span></text:p>
        </draw:rect>
        <draw:rect draw:style-name="gr13" draw:text-style-name="P18" draw:layer="layout" svg:width="2cm" svg:height="3.056cm" svg:x="13.1cm" svg:y="10.44cm">
          <text:p text:style-name="P17"><text:span text:style-name="T3">Stufe 3</text:span></text:p>
        </draw:rect>
        <draw:line draw:style-name="gr7" draw:text-style-name="P6" draw:layer="layout" svg:x1="3.599cm" svg:y1="14.69cm" svg:x2="22.599cm" svg:y2="14.69cm">
          <text:p text:style-name="P4"/>
        </draw:line>
        <draw:line draw:style-name="gr8" draw:text-style-name="P6" draw:layer="layout" svg:x1="5.499cm" svg:y1="14.69cm" svg:x2="5.499cm" svg:y2="14.94cm">
          <text:p text:style-name="P4"/>
        </draw:line>
        <draw:line draw:style-name="gr8" draw:text-style-name="P6" draw:layer="layout" svg:x1="9.499cm" svg:y1="14.69cm" svg:x2="9.499cm" svg:y2="14.94cm">
          <text:p text:style-name="P4"/>
        </draw:line>
        <draw:line draw:style-name="gr8" draw:text-style-name="P6" draw:layer="layout" svg:x1="13.499cm" svg:y1="14.69cm" svg:x2="13.499cm" svg:y2="14.94cm">
          <text:p text:style-name="P4"/>
        </draw:line>
        <draw:frame draw:style-name="gr9" draw:text-style-name="P14" draw:layer="layout" svg:width="3.5cm" svg:height="0.56cm" svg:x="22.749cm" svg:y="14.44cm">
          <draw:text-box>
            <text:p text:style-name="P14"><text:span text:style-name="T5">Zeit (in Jahren)</text:span></text:p>
          </draw:text-box>
        </draw:frame>
        <draw:line draw:style-name="gr8" draw:text-style-name="P6" draw:layer="layout" svg:x1="17.499cm" svg:y1="14.69cm" svg:x2="17.499cm" svg:y2="14.94cm">
          <text:p text:style-name="P4"/>
        </draw:line>
        <draw:line draw:style-name="gr8" draw:text-style-name="P6" draw:layer="layout" svg:x1="21.348cm" svg:y1="14.746cm" svg:x2="21.348cm" svg:y2="14.996cm">
          <text:p text:style-name="P4"/>
        </draw:line>
        <draw:line draw:style-name="gr5" draw:text-style-name="P12" draw:layer="layout" svg:x1="5.499cm" svg:y1="12.69cm" svg:x2="5.499cm" svg:y2="14.69cm">
          <text:p text:style-name="P4"/>
        </draw:line>
        <draw:rect draw:style-name="gr13" draw:text-style-name="P18" draw:layer="layout" svg:width="2.85cm" svg:height="3.056cm" svg:x="5.499cm" svg:y="10.44cm">
          <text:p text:style-name="P17"><text:span text:style-name="T3">Stufe 1</text:span></text:p>
        </draw:rect>
        <draw:rect draw:style-name="gr13" draw:text-style-name="P18" draw:layer="layout" svg:width="4.75cm" svg:height="3.056cm" svg:x="8.349cm" svg:y="10.44cm">
          <text:p text:style-name="P17"><text:span text:style-name="T3">Stufe 2</text:span></text:p>
        </draw:rect>
        <draw:line draw:style-name="gr5" draw:text-style-name="P12" draw:layer="layout" svg:x1="21.348cm" svg:y1="12.746cm" svg:x2="21.348cm" svg:y2="14.746cm">
          <text:p text:style-name="P4"/>
        </draw:line>
        <draw:rect draw:style-name="gr13" draw:text-style-name="P18" draw:layer="layout" svg:width="6.25cm" svg:height="3.056cm" svg:x="15.099cm" svg:y="10.44cm">
          <text:p text:style-name="P17"><text:span text:style-name="T3">Stufe 4</text:span></text:p>
        </draw:rect>
        <draw:line draw:style-name="gr5" draw:text-style-name="P6" draw:layer="layout" svg:x1="9.499cm" svg:y1="9.25cm" svg:x2="9.499cm" svg:y2="14.746cm">
          <text:p text:style-name="P4"/>
        </draw:line>
        <draw:rect draw:style-name="gr15" draw:text-style-name="P2" draw:layer="layout" svg:width="15.85cm" svg:height="3.056cm" svg:x="5.499cm" svg:y="10.44cm">
          <text:p text:style-name="P11">Generation 1</text:p>
        </draw:rect>
        <draw:rect draw:style-name="gr13" draw:text-style-name="P18" draw:layer="layout" svg:width="4.1cm" svg:height="3.056cm" svg:x="14.999cm" svg:y="6.25cm">
          <text:p text:style-name="P17"><text:span text:style-name="T3">Stufe 2</text:span></text:p>
        </draw:rect>
        <draw:rect draw:style-name="gr13" draw:text-style-name="P18" draw:layer="layout" svg:width="5.5cm" svg:height="3.056cm" svg:x="9.499cm" svg:y="6.25cm">
          <text:p text:style-name="P17"><text:span text:style-name="T3">Stufe 1</text:span></text:p>
        </draw:rect>
        <draw:rect draw:style-name="gr13" draw:text-style-name="P18" draw:layer="layout" svg:width="6.25cm" svg:height="3.056cm" svg:x="19.099cm" svg:y="6.25cm">
          <text:p text:style-name="P17"><text:span text:style-name="T3">Stufe 3</text:span></text:p>
        </draw:rect>
        <draw:rect draw:style-name="gr15" draw:text-style-name="P2" draw:layer="layout" svg:width="15.85cm" svg:height="3.056cm" svg:x="9.499cm" svg:y="6.25cm">
          <text:p text:style-name="P11">Generation 2</text:p>
        </draw:rect>
        <presentation:notes draw:style-name="dp2">
          <office:forms form:automatic-focus="false" form:apply-design-mode="false"/>
          <draw:page-thumbnail draw:layer="layout" svg:width="15.566cm" svg:height="11.007cm" svg:x="2.8cm" svg:y="2.328cm" draw:page-number="9" presentation:class="page"/>
          <draw:frame presentation:style-name="pr6" draw:text-style-name="P3" draw:layer="layout" svg:width="15.451cm" svg:height="13.336cm" svg:x="2.752cm" svg:y="14.182cm" presentation:class="notes" presentation:placeholder="true" presentation:user-transformed="true">
            <draw:text-box/>
          </draw:frame>
        </presentation:notes>
      </draw:page>
      <draw:page draw:name="page10" draw:style-name="dp1" draw:master-page-name="faktor10-folien" presentation:presentation-page-layout-name="AL1T1">
        <office:forms form:automatic-focus="false" form:apply-design-mode="false"/>
        <draw:frame presentation:style-name="pr4" draw:text-style-name="P4" draw:layer="layout" svg:width="23.645cm" svg:height="3.489cm" svg:x="3.033cm" svg:y="2.412cm" presentation:class="title" presentation:user-transformed="true">
          <draw:text-box>
            <text:p text:style-name="P4">Nachvollziehbarkeit von Änderungen</text:p>
          </draw:text-box>
        </draw:frame>
        <draw:frame presentation:style-name="pr5" draw:text-style-name="P9" draw:layer="layout" svg:width="23.645cm" svg:height="11.96cm" svg:x="3.033cm" svg:y="6.284cm" presentation:class="outline" presentation:user-transformed="true">
          <draw:text-box>
            <text:list text:style-name="L4">
              <text:list-item>
                <text:p text:style-name="P9">Änderungen an Produkten müssen nachvollziehbar sein.</text:p>
              </text:list-item>
            </text:list>
            <text:list text:style-name="L4">
              <text:list-item>
                <text:p text:style-name="P9">Dies ist durch die Verwendung der Teamfunktionalität von Eclipse und CVS als KM-Werkzeug gewährleistet.</text:p>
              </text:list-item>
            </text:list>
            <text:list text:style-name="L4">
              <text:list-item>
                <text:p text:style-name="P9">Der Punkt braucht deswegen nicht weiter betrachtet zu werden.</text:p>
              </text:list-item>
            </text:list>
          </draw:text-box>
        </draw:frame>
        <presentation:notes draw:style-name="dp2">
          <office:forms form:automatic-focus="false" form:apply-design-mode="false"/>
          <draw:page-thumbnail draw:layer="layout" svg:width="15.566cm" svg:height="11.007cm" svg:x="2.8cm" svg:y="2.328cm" draw:page-number="10" presentation:class="page"/>
          <draw:frame presentation:style-name="pr6" draw:text-style-name="P3" draw:layer="layout" svg:width="15.451cm" svg:height="13.336cm" svg:x="2.752cm" svg:y="14.182cm" presentation:class="notes" presentation:placeholder="true" presentation:user-transformed="true">
            <draw:text-box/>
          </draw:frame>
        </presentation:notes>
      </draw:page>
      <draw:page draw:name="page11" draw:style-name="dp1" draw:master-page-name="Standard" presentation:presentation-page-layout-name="AL1T1">
        <office:forms form:automatic-focus="false" form:apply-design-mode="false"/>
        <draw:rect draw:style-name="gr3" draw:text-style-name="P6" draw:layer="layout" svg:width="22.25cm" svg:height="1.25cm" svg:x="3cm" svg:y="7.25cm">
          <text:p text:style-name="P4"/>
        </draw:rect>
        <draw:frame presentation:style-name="pr2" draw:text-style-name="P4" draw:layer="layout" svg:width="23.649cm" svg:height="2.587cm" svg:x="3.034cm" svg:y="2.414cm" presentation:class="title" presentation:user-transformed="true">
          <draw:text-box>
            <text:p text:style-name="P4">Inhalt</text:p>
          </draw:text-box>
        </draw:frame>
        <draw:frame presentation:style-name="pr3" draw:text-style-name="P5" draw:layer="layout" svg:width="23.649cm" svg:height="12.998cm" svg:x="3.034cm" svg:y="5.25cm" presentation:class="outline" presentation:user-transformed="true">
          <draw:text-box>
            <text:list text:style-name="L3">
              <text:list-item>
                <text:p text:style-name="P5">Definition von Produkten</text:p>
              </text:list-item>
            </text:list>
            <text:list text:style-name="L3">
              <text:list-item>
                <text:list>
                  <text:list-item>
                    <text:p text:style-name="P7">Produktänderungen im Zeitablauf</text:p>
                  </text:list-item>
                </text:list>
              </text:list-item>
            </text:list>
            <text:list text:style-name="L3">
              <text:list-item>
                <text:list>
                  <text:list-item>
                    <text:p text:style-name="P7">Beispiel: Haftpflicht</text:p>
                  </text:list-item>
                </text:list>
              </text:list-item>
            </text:list>
            <text:list text:style-name="L3">
              <text:list-item>
                <text:list>
                  <text:list-item>
                    <text:p text:style-name="P7">Bearbeiten von Produktdaten</text:p>
                  </text:list-item>
                </text:list>
              </text:list-item>
            </text:list>
            <text:list text:style-name="L3">
              <text:list-item>
                <text:list>
                  <text:list-item>
                    <text:p text:style-name="P7">Prozesse / Kochrezepte</text:p>
                  </text:list-item>
                </text:list>
              </text:list-item>
            </text:list>
            <text:list text:style-name="L3">
              <text:list-item>
                <text:list>
                  <text:list-item>
                    <text:list>
                      <text:list-item>
                        <text:p text:style-name="P8">Definition einer neuen (Tarif-)Generation</text:p>
                      </text:list-item>
                    </text:list>
                  </text:list-item>
                </text:list>
              </text:list-item>
            </text:list>
            <text:list text:style-name="L3">
              <text:list-item>
                <text:list>
                  <text:list-item>
                    <text:list>
                      <text:list-item>
                        <text:p text:style-name="P8">Definition einer neuen Anpassungsstufe</text:p>
                      </text:list-item>
                    </text:list>
                  </text:list-item>
                </text:list>
              </text:list-item>
            </text:list>
            <text:list text:style-name="L3">
              <text:list-item>
                <text:list>
                  <text:list-item>
                    <text:list>
                      <text:list-item>
                        <text:p text:style-name="P8">Beitragsanpassung</text:p>
                      </text:list-item>
                    </text:list>
                  </text:list-item>
                </text:list>
              </text:list-item>
            </text:list>
            <text:list text:style-name="L3">
              <text:list-item>
                <text:p text:style-name="P5">Arbeiten im Team</text:p>
              </text:list-item>
            </text:list>
            <text:list text:style-name="L3">
              <text:list-item>
                <text:p text:style-name="P5">Testunterstützung</text:p>
              </text:list-item>
            </text:list>
          </draw:text-box>
        </draw:frame>
        <presentation:notes draw:style-name="dp2">
          <office:forms form:automatic-focus="false" form:apply-design-mode="false"/>
          <draw:page-thumbnail draw:style-name="gr2" draw:layer="layout" svg:width="15.566cm" svg:height="11.007cm" svg:x="2.8cm" svg:y="2.328cm" draw:page-number="11" presentation:class="page"/>
          <draw:frame presentation:style-name="pr1" draw:text-style-name="P3" draw:layer="layout" svg:width="15.451cm" svg:height="13.336cm" svg:x="2.752cm" svg:y="14.182cm" presentation:class="notes" presentation:placeholder="true" presentation:user-transformed="true">
            <draw:text-box/>
          </draw:frame>
        </presentation:notes>
      </draw:page>
      <draw:page draw:name="page12" draw:style-name="dp1" draw:master-page-name="Standard" presentation:presentation-page-layout-name="AL1T1">
        <office:forms form:automatic-focus="false" form:apply-design-mode="false"/>
        <draw:frame presentation:style-name="pr2" draw:text-style-name="P4" draw:layer="layout" svg:width="23.649cm" svg:height="2.587cm" svg:x="3.034cm" svg:y="2.414cm" presentation:class="title">
          <draw:text-box>
            <text:p text:style-name="P4">Beispiel: Produktstruktur Haftpflicht</text:p>
          </draw:text-box>
        </draw:frame>
        <draw:rect draw:style-name="gr13" draw:text-style-name="P19" draw:id="id8" draw:layer="layout" svg:width="4.5cm" svg:height="1.5cm" svg:x="12.25cm" svg:y="5cm">
          <text:p text:style-name="P4"><text:span text:style-name="T3">HpPolicenart</text:span></text:p>
          <text:p text:style-name="P1"><text:span text:style-name="T3">(31100)</text:span></text:p>
        </draw:rect>
        <draw:rect draw:style-name="gr13" draw:text-style-name="P19" draw:id="id7" draw:layer="layout" svg:width="4.5cm" svg:height="1.5cm" svg:x="3cm" svg:y="8cm">
          <text:p text:style-name="P4"><text:span text:style-name="T3">SingleHp</text:span></text:p>
        </draw:rect>
        <draw:rect draw:style-name="gr13" draw:text-style-name="P19" draw:id="id1" draw:layer="layout" svg:width="4.5cm" svg:height="1.5cm" svg:x="9.25cm" svg:y="8cm">
          <text:p text:style-name="P4"><text:span text:style-name="T3">FamilienHp</text:span></text:p>
        </draw:rect>
        <draw:rect draw:style-name="gr13" draw:text-style-name="P19" draw:id="id9" draw:layer="layout" svg:width="4.5cm" svg:height="1.5cm" svg:x="15.25cm" svg:y="8cm">
          <text:p text:style-name="P4"><text:span text:style-name="T3">SeniorenHp</text:span></text:p>
        </draw:rect>
        <draw:rect draw:style-name="gr13" draw:text-style-name="P19" draw:id="id10" draw:layer="layout" svg:width="4.5cm" svg:height="1.5cm" svg:x="21.25cm" svg:y="8cm">
          <text:p text:style-name="P4"><text:span text:style-name="T3">TierhalterHp</text:span></text:p>
        </draw:rect>
        <draw:rect draw:style-name="gr13" draw:text-style-name="P19" draw:id="id2" draw:layer="layout" svg:width="6cm" svg:height="1.5cm" svg:x="12.25cm" svg:y="10.75cm">
          <text:p text:style-name="P4"><text:span text:style-name="T3">Personenschaden</text:span></text:p>
        </draw:rect>
        <draw:rect draw:style-name="gr13" draw:text-style-name="P19" draw:id="id3" draw:layer="layout" svg:width="6cm" svg:height="1.5cm" svg:x="12.25cm" svg:y="12.5cm">
          <text:p text:style-name="P4"><text:span text:style-name="T3">Sachschaden</text:span></text:p>
        </draw:rect>
        <draw:rect draw:style-name="gr13" draw:text-style-name="P19" draw:id="id4" draw:layer="layout" svg:width="6cm" svg:height="1.5cm" svg:x="12.25cm" svg:y="14.3cm">
          <text:p text:style-name="P4"><text:span text:style-name="T3">Vermögensschaden</text:span></text:p>
        </draw:rect>
        <draw:rect draw:style-name="gr13" draw:text-style-name="P19" draw:id="id5" draw:layer="layout" svg:width="6cm" svg:height="1.5cm" svg:x="12.25cm" svg:y="16.2cm">
          <text:p text:style-name="P4"><text:span text:style-name="T3">Mietsachschaden</text:span></text:p>
        </draw:rect>
        <draw:rect draw:style-name="gr13" draw:text-style-name="P19" draw:id="id6" draw:layer="layout" svg:width="6cm" svg:height="1.5cm" svg:x="12.25cm" svg:y="17.9cm">
          <text:p text:style-name="P4"><text:span text:style-name="T3">Schlüsselverlust</text:span></text:p>
        </draw:rect>
        <draw:connector draw:style-name="gr17" draw:layer="layout" svg:x1="11.5cm" svg:y1="9.5cm" svg:x2="12.25cm" svg:y2="11.5cm" draw:start-shape="id1" draw:start-glue-point="2" draw:end-shape="id2" draw:end-glue-point="3">
          <text:p text:style-name="P4"/>
        </draw:connector>
        <draw:connector draw:style-name="gr17" draw:layer="layout" svg:x1="11.5cm" svg:y1="9.5cm" svg:x2="12.25cm" svg:y2="13.25cm" draw:start-shape="id1" draw:start-glue-point="2" draw:end-shape="id3" draw:end-glue-point="3">
          <text:p text:style-name="P4"/>
        </draw:connector>
        <draw:connector draw:style-name="gr17" draw:layer="layout" svg:x1="11.5cm" svg:y1="9.5cm" svg:x2="12.25cm" svg:y2="15.05cm" draw:start-shape="id1" draw:start-glue-point="2" draw:end-shape="id4" draw:end-glue-point="3">
          <text:p text:style-name="P4"/>
        </draw:connector>
        <draw:connector draw:style-name="gr17" draw:layer="layout" svg:x1="11.5cm" svg:y1="9.5cm" svg:x2="12.25cm" svg:y2="16.95cm" draw:start-shape="id1" draw:start-glue-point="2" draw:end-shape="id5" draw:end-glue-point="3">
          <text:p text:style-name="P4"/>
        </draw:connector>
        <draw:connector draw:style-name="gr17" draw:layer="layout" svg:x1="11.5cm" svg:y1="9.5cm" svg:x2="12.25cm" svg:y2="18.65cm" draw:start-shape="id1" draw:start-glue-point="2" draw:end-shape="id6" draw:end-glue-point="3">
          <text:p text:style-name="P4"/>
        </draw:connector>
        <draw:connector draw:style-name="gr17" draw:layer="layout" svg:x1="5.25cm" svg:y1="8cm" svg:x2="14.5cm" svg:y2="6.5cm" draw:start-shape="id7" draw:start-glue-point="0" draw:end-shape="id8" draw:end-glue-point="2">
          <text:p text:style-name="P4"/>
        </draw:connector>
        <draw:connector draw:style-name="gr17" draw:layer="layout" svg:x1="11.5cm" svg:y1="8cm" svg:x2="14.5cm" svg:y2="6.5cm" draw:start-shape="id1" draw:start-glue-point="0" draw:end-shape="id8" draw:end-glue-point="2">
          <text:p text:style-name="P4"/>
        </draw:connector>
        <draw:connector draw:style-name="gr17" draw:layer="layout" svg:x1="17.5cm" svg:y1="8cm" svg:x2="14.5cm" svg:y2="6.5cm" draw:start-shape="id9" draw:start-glue-point="0" draw:end-shape="id8" draw:end-glue-point="2">
          <text:p text:style-name="P4"/>
        </draw:connector>
        <draw:connector draw:style-name="gr17" draw:layer="layout" svg:x1="23.5cm" svg:y1="8cm" svg:x2="14.5cm" svg:y2="6.5cm" draw:start-shape="id10" draw:start-glue-point="0" draw:end-shape="id8" draw:end-glue-point="2">
          <text:p text:style-name="P4"/>
        </draw:connector>
        <presentation:notes draw:style-name="dp2">
          <office:forms form:automatic-focus="false" form:apply-design-mode="false"/>
          <draw:page-thumbnail draw:style-name="gr2" draw:layer="layout" svg:width="15.566cm" svg:height="11.007cm" svg:x="2.8cm" svg:y="2.328cm" draw:page-number="12" presentation:class="page"/>
          <draw:frame presentation:style-name="pr7" draw:layer="layout" svg:width="15.451cm" svg:height="13.336cm" svg:x="2.752cm" svg:y="14.182cm" presentation:class="notes" presentation:placeholder="true">
            <draw:text-box/>
          </draw:frame>
        </presentation:notes>
      </draw:page>
      <draw:page draw:name="page13" draw:style-name="dp1" draw:master-page-name="Standard" presentation:presentation-page-layout-name="AL1T1">
        <office:forms form:automatic-focus="false" form:apply-design-mode="false"/>
        <draw:frame presentation:style-name="pr2" draw:text-style-name="P4" draw:layer="layout" svg:width="23.649cm" svg:height="2.587cm" svg:x="3.034cm" svg:y="2.414cm" presentation:class="title" presentation:user-transformed="true">
          <draw:text-box>
            <text:p text:style-name="P4">Beispiel: Produktstruktur Antraud/Generation 1203</text:p>
          </draw:text-box>
        </draw:frame>
        <draw:rect draw:style-name="gr13" draw:text-style-name="P19" draw:id="id18" draw:layer="layout" svg:width="5.25cm" svg:height="1.5cm" svg:x="12cm" svg:y="5cm">
          <text:p text:style-name="P4"><text:span text:style-name="T3">HpPolicenart 1203</text:span></text:p>
          <text:p text:style-name="P1"><text:span text:style-name="T3">(31100)</text:span></text:p>
        </draw:rect>
        <draw:rect draw:style-name="gr13" draw:text-style-name="P19" draw:id="id17" draw:layer="layout" svg:width="4.5cm" svg:height="1.5cm" svg:x="3cm" svg:y="8cm">
          <text:p text:style-name="P4"><text:span text:style-name="T3">SingleHp 1203</text:span></text:p>
        </draw:rect>
        <draw:rect draw:style-name="gr13" draw:text-style-name="P19" draw:id="id11" draw:layer="layout" svg:width="5.25cm" svg:height="1.5cm" svg:x="8.75cm" svg:y="8cm">
          <text:p text:style-name="P4"><text:span text:style-name="T3">FamilienHp 1203</text:span></text:p>
        </draw:rect>
        <draw:rect draw:style-name="gr13" draw:text-style-name="P19" draw:id="id19" draw:layer="layout" svg:width="5.25cm" svg:height="1.5cm" svg:x="15cm" svg:y="8cm">
          <text:p text:style-name="P4"><text:span text:style-name="T3">SeniorenHp 1203</text:span></text:p>
        </draw:rect>
        <draw:rect draw:style-name="gr13" draw:text-style-name="P19" draw:id="id20" draw:layer="layout" svg:width="5.25cm" svg:height="1.5cm" svg:x="21.25cm" svg:y="8cm">
          <text:p text:style-name="P4"><text:span text:style-name="T3">TierhalterHp 1203</text:span></text:p>
        </draw:rect>
        <draw:rect draw:style-name="gr13" draw:text-style-name="P19" draw:id="id12" draw:layer="layout" svg:width="7.5cm" svg:height="1.5cm" svg:x="12.25cm" svg:y="10.75cm">
          <text:p text:style-name="P4"><text:span text:style-name="T3">Personenschaden 1203</text:span></text:p>
        </draw:rect>
        <draw:rect draw:style-name="gr13" draw:text-style-name="P19" draw:id="id13" draw:layer="layout" svg:width="7.5cm" svg:height="1.5cm" svg:x="12.25cm" svg:y="12.5cm">
          <text:p text:style-name="P4"><text:span text:style-name="T3">Sachschaden 1203</text:span></text:p>
        </draw:rect>
        <draw:rect draw:style-name="gr13" draw:text-style-name="P19" draw:id="id14" draw:layer="layout" svg:width="7.5cm" svg:height="1.5cm" svg:x="12.25cm" svg:y="14.3cm">
          <text:p text:style-name="P4"><text:span text:style-name="T3">Vermögensschaden 1203</text:span></text:p>
        </draw:rect>
        <draw:rect draw:style-name="gr13" draw:text-style-name="P19" draw:id="id15" draw:layer="layout" svg:width="7.5cm" svg:height="1.5cm" svg:x="12.25cm" svg:y="16.2cm">
          <text:p text:style-name="P4"><text:span text:style-name="T3">Mietsachschaden 1203</text:span></text:p>
        </draw:rect>
        <draw:rect draw:style-name="gr13" draw:text-style-name="P19" draw:id="id16" draw:layer="layout" svg:width="7.5cm" svg:height="1.5cm" svg:x="12.25cm" svg:y="17.9cm">
          <text:p text:style-name="P4"><text:span text:style-name="T3">Schlüsselverlust 1203</text:span></text:p>
        </draw:rect>
        <draw:connector draw:style-name="gr17" draw:layer="layout" svg:x1="11.375cm" svg:y1="9.5cm" svg:x2="12.25cm" svg:y2="11.5cm" draw:start-shape="id11" draw:start-glue-point="2" draw:end-shape="id12" draw:end-glue-point="3">
          <text:p text:style-name="P4"/>
        </draw:connector>
        <draw:connector draw:style-name="gr17" draw:layer="layout" svg:x1="11.375cm" svg:y1="9.5cm" svg:x2="12.25cm" svg:y2="13.25cm" draw:start-shape="id11" draw:start-glue-point="2" draw:end-shape="id13" draw:end-glue-point="3">
          <text:p text:style-name="P4"/>
        </draw:connector>
        <draw:connector draw:style-name="gr17" draw:layer="layout" svg:x1="11.375cm" svg:y1="9.5cm" svg:x2="12.25cm" svg:y2="15.05cm" draw:start-shape="id11" draw:start-glue-point="2" draw:end-shape="id14" draw:end-glue-point="3">
          <text:p text:style-name="P4"/>
        </draw:connector>
        <draw:connector draw:style-name="gr17" draw:layer="layout" svg:x1="11.375cm" svg:y1="9.5cm" svg:x2="12.25cm" svg:y2="16.95cm" draw:start-shape="id11" draw:start-glue-point="2" draw:end-shape="id15" draw:end-glue-point="3">
          <text:p text:style-name="P4"/>
        </draw:connector>
        <draw:connector draw:style-name="gr17" draw:layer="layout" svg:x1="11.375cm" svg:y1="9.5cm" svg:x2="12.25cm" svg:y2="18.65cm" draw:start-shape="id11" draw:start-glue-point="2" draw:end-shape="id16" draw:end-glue-point="3">
          <text:p text:style-name="P4"/>
        </draw:connector>
        <draw:connector draw:style-name="gr17" draw:layer="layout" svg:x1="5.25cm" svg:y1="8cm" svg:x2="14.625cm" svg:y2="6.5cm" draw:start-shape="id17" draw:start-glue-point="0" draw:end-shape="id18" draw:end-glue-point="2">
          <text:p text:style-name="P4"/>
        </draw:connector>
        <draw:connector draw:style-name="gr17" draw:layer="layout" svg:x1="11.375cm" svg:y1="8cm" svg:x2="14.625cm" svg:y2="6.5cm" draw:start-shape="id11" draw:start-glue-point="0" draw:end-shape="id18" draw:end-glue-point="2">
          <text:p text:style-name="P4"/>
        </draw:connector>
        <draw:connector draw:style-name="gr17" draw:layer="layout" svg:x1="17.625cm" svg:y1="8cm" svg:x2="14.625cm" svg:y2="6.5cm" draw:start-shape="id19" draw:start-glue-point="0" draw:end-shape="id18" draw:end-glue-point="2">
          <text:p text:style-name="P4"/>
        </draw:connector>
        <draw:connector draw:style-name="gr17" draw:layer="layout" svg:x1="23.875cm" svg:y1="8cm" svg:x2="14.625cm" svg:y2="6.5cm" draw:start-shape="id20" draw:start-glue-point="0" draw:end-shape="id18" draw:end-glue-point="2">
          <text:p text:style-name="P4"/>
        </draw:connector>
        <presentation:notes draw:style-name="dp2">
          <office:forms form:automatic-focus="false" form:apply-design-mode="false"/>
          <draw:page-thumbnail draw:style-name="gr2" draw:layer="layout" svg:width="15.566cm" svg:height="11.007cm" svg:x="2.8cm" svg:y="2.328cm" draw:page-number="13" presentation:class="page"/>
          <draw:frame presentation:style-name="pr7" draw:layer="layout" svg:width="15.451cm" svg:height="13.336cm" svg:x="2.752cm" svg:y="14.182cm" presentation:class="notes" presentation:placeholder="true" presentation:user-transformed="true">
            <draw:text-box/>
          </draw:frame>
        </presentation:notes>
      </draw:page>
      <draw:page draw:name="page14" draw:style-name="dp1" draw:master-page-name="Standard" presentation:presentation-page-layout-name="AL1T1">
        <office:forms form:automatic-focus="false" form:apply-design-mode="false"/>
        <draw:rect draw:style-name="gr18" draw:text-style-name="P19" draw:layer="layout" svg:width="19.25cm" svg:height="9.4cm" svg:x="1.25cm" svg:y="10.35cm">
          <text:p text:style-name="P4"><text:span text:style-name="T3">HpPersonenLeistungsart</text:span></text:p>
        </draw:rect>
        <draw:rect draw:style-name="gr19" draw:text-style-name="P17" draw:layer="layout" svg:width="7.25cm" svg:height="2.9cm" svg:x="20.75cm" svg:y="7.1cm">
          <text:p text:style-name="P4"><text:span text:style-name="T3">TierhalterHpVertragsart</text:span></text:p>
        </draw:rect>
        <draw:rect draw:style-name="gr18" draw:text-style-name="P19" draw:layer="layout" svg:width="19.25cm" svg:height="2.9cm" svg:x="1.25cm" svg:y="7.1cm">
          <text:p text:style-name="P4"><text:span text:style-name="T3">PersonenHpVertragsart</text:span></text:p>
        </draw:rect>
        <draw:rect draw:style-name="gr18" draw:text-style-name="P19" draw:layer="layout" svg:width="26.75cm" svg:height="2.25cm" svg:x="1.25cm" svg:y="4.5cm">
          <text:p text:style-name="P4"><text:span text:style-name="T3">HpPolicenart</text:span></text:p>
        </draw:rect>
        <draw:frame presentation:style-name="pr2" draw:text-style-name="P4" draw:layer="layout" svg:width="23.649cm" svg:height="2.587cm" svg:x="3.034cm" svg:y="2.414cm" presentation:class="title" presentation:user-transformed="true">
          <draw:text-box>
            <text:p text:style-name="P4">Beispiel: Modell Haftpflicht</text:p>
          </draw:text-box>
        </draw:frame>
        <draw:rect draw:style-name="gr13" draw:text-style-name="P19" draw:id="id28" draw:layer="layout" svg:width="5.25cm" svg:height="1.5cm" svg:x="12cm" svg:y="5cm">
          <text:p text:style-name="P4"><text:span text:style-name="T3">HpPolicenart 1203</text:span></text:p>
          <text:p text:style-name="P1"><text:span text:style-name="T3">(31100)</text:span></text:p>
        </draw:rect>
        <draw:rect draw:style-name="gr13" draw:text-style-name="P19" draw:id="id27" draw:layer="layout" svg:width="4.5cm" svg:height="1.5cm" svg:x="3cm" svg:y="8cm">
          <text:p text:style-name="P4"><text:span text:style-name="T3">SingleHp 1203</text:span></text:p>
        </draw:rect>
        <draw:rect draw:style-name="gr13" draw:text-style-name="P19" draw:id="id21" draw:layer="layout" svg:width="5.25cm" svg:height="1.5cm" svg:x="8.75cm" svg:y="8cm">
          <text:p text:style-name="P4"><text:span text:style-name="T3">FamilienHp 1203</text:span></text:p>
        </draw:rect>
        <draw:rect draw:style-name="gr13" draw:text-style-name="P19" draw:id="id29" draw:layer="layout" svg:width="5.25cm" svg:height="1.5cm" svg:x="15cm" svg:y="8cm">
          <text:p text:style-name="P4"><text:span text:style-name="T3">SeniorenHp 1203</text:span></text:p>
        </draw:rect>
        <draw:rect draw:style-name="gr13" draw:text-style-name="P19" draw:id="id30" draw:layer="layout" svg:width="5.25cm" svg:height="1.5cm" svg:x="21.25cm" svg:y="8cm">
          <text:p text:style-name="P4"><text:span text:style-name="T3">TierhalterHp 1203</text:span></text:p>
        </draw:rect>
        <draw:rect draw:style-name="gr13" draw:text-style-name="P19" draw:id="id22" draw:layer="layout" svg:width="7.5cm" svg:height="1.5cm" svg:x="12.25cm" svg:y="10.75cm">
          <text:p text:style-name="P4"><text:span text:style-name="T3">Personenschaden 1203</text:span></text:p>
        </draw:rect>
        <draw:rect draw:style-name="gr13" draw:text-style-name="P19" draw:id="id23" draw:layer="layout" svg:width="7.5cm" svg:height="1.5cm" svg:x="12.25cm" svg:y="12.5cm">
          <text:p text:style-name="P4"><text:span text:style-name="T3">Sachschaden 1203</text:span></text:p>
        </draw:rect>
        <draw:rect draw:style-name="gr13" draw:text-style-name="P19" draw:id="id24" draw:layer="layout" svg:width="7.5cm" svg:height="1.5cm" svg:x="12.25cm" svg:y="14.3cm">
          <text:p text:style-name="P4"><text:span text:style-name="T3">Vermögensschaden 1203</text:span></text:p>
        </draw:rect>
        <draw:rect draw:style-name="gr13" draw:text-style-name="P19" draw:id="id25" draw:layer="layout" svg:width="7.5cm" svg:height="1.5cm" svg:x="12.25cm" svg:y="16.2cm">
          <text:p text:style-name="P4"><text:span text:style-name="T3">Mietsachschaden 1203</text:span></text:p>
        </draw:rect>
        <draw:rect draw:style-name="gr13" draw:text-style-name="P19" draw:id="id26" draw:layer="layout" svg:width="7.5cm" svg:height="1.5cm" svg:x="12.25cm" svg:y="17.9cm">
          <text:p text:style-name="P4"><text:span text:style-name="T3">Schlüsselverlust 1203</text:span></text:p>
        </draw:rect>
        <draw:connector draw:style-name="gr17" draw:layer="layout" svg:x1="11.375cm" svg:y1="9.5cm" svg:x2="12.25cm" svg:y2="11.5cm" draw:start-shape="id21" draw:start-glue-point="2" draw:end-shape="id22" draw:end-glue-point="3">
          <text:p text:style-name="P4"/>
        </draw:connector>
        <draw:connector draw:style-name="gr17" draw:layer="layout" svg:x1="11.375cm" svg:y1="9.5cm" svg:x2="12.25cm" svg:y2="13.25cm" draw:start-shape="id21" draw:start-glue-point="2" draw:end-shape="id23" draw:end-glue-point="3">
          <text:p text:style-name="P4"/>
        </draw:connector>
        <draw:connector draw:style-name="gr17" draw:layer="layout" svg:x1="11.375cm" svg:y1="9.5cm" svg:x2="12.25cm" svg:y2="15.05cm" draw:start-shape="id21" draw:start-glue-point="2" draw:end-shape="id24" draw:end-glue-point="3">
          <text:p text:style-name="P4"/>
        </draw:connector>
        <draw:connector draw:style-name="gr17" draw:layer="layout" svg:x1="11.375cm" svg:y1="9.5cm" svg:x2="12.25cm" svg:y2="16.95cm" draw:start-shape="id21" draw:start-glue-point="2" draw:end-shape="id25" draw:end-glue-point="3">
          <text:p text:style-name="P4"/>
        </draw:connector>
        <draw:connector draw:style-name="gr17" draw:layer="layout" svg:x1="11.375cm" svg:y1="9.5cm" svg:x2="12.25cm" svg:y2="18.65cm" draw:start-shape="id21" draw:start-glue-point="2" draw:end-shape="id26" draw:end-glue-point="3">
          <text:p text:style-name="P4"/>
        </draw:connector>
        <draw:connector draw:style-name="gr17" draw:layer="layout" svg:x1="5.25cm" svg:y1="8cm" svg:x2="14.625cm" svg:y2="6.5cm" draw:start-shape="id27" draw:start-glue-point="0" draw:end-shape="id28" draw:end-glue-point="2">
          <text:p text:style-name="P4"/>
        </draw:connector>
        <draw:connector draw:style-name="gr17" draw:layer="layout" svg:x1="11.375cm" svg:y1="8cm" svg:x2="14.625cm" svg:y2="6.5cm" draw:start-shape="id21" draw:start-glue-point="0" draw:end-shape="id28" draw:end-glue-point="2">
          <text:p text:style-name="P4"/>
        </draw:connector>
        <draw:connector draw:style-name="gr17" draw:layer="layout" svg:x1="17.625cm" svg:y1="8cm" svg:x2="14.625cm" svg:y2="6.5cm" draw:start-shape="id29" draw:start-glue-point="0" draw:end-shape="id28" draw:end-glue-point="2">
          <text:p text:style-name="P4"/>
        </draw:connector>
        <draw:connector draw:style-name="gr17" draw:layer="layout" svg:x1="23.875cm" svg:y1="8cm" svg:x2="14.625cm" svg:y2="6.5cm" draw:start-shape="id30" draw:start-glue-point="0" draw:end-shape="id28" draw:end-glue-point="2">
          <text:p text:style-name="P4"/>
        </draw:connector>
        <presentation:notes draw:style-name="dp2">
          <office:forms form:automatic-focus="false" form:apply-design-mode="false"/>
          <draw:page-thumbnail draw:style-name="gr2" draw:layer="layout" svg:width="15.566cm" svg:height="11.007cm" svg:x="2.8cm" svg:y="2.328cm" draw:page-number="14" presentation:class="page"/>
          <draw:frame presentation:style-name="pr7" draw:layer="layout" svg:width="15.451cm" svg:height="13.336cm" svg:x="2.752cm" svg:y="14.182cm" presentation:class="notes" presentation:placeholder="true" presentation:user-transformed="true">
            <draw:text-box/>
          </draw:frame>
        </presentation:notes>
      </draw:page>
      <draw:page draw:name="page15" draw:style-name="dp1" draw:master-page-name="Standard" presentation:presentation-page-layout-name="AL1T1">
        <office:forms form:automatic-focus="false" form:apply-design-mode="false"/>
        <draw:frame presentation:style-name="pr2" draw:text-style-name="P4" draw:layer="layout" svg:width="23.649cm" svg:height="2.587cm" svg:x="3.034cm" svg:y="2.414cm" presentation:class="title">
          <draw:text-box>
            <text:p text:style-name="P4">Namenskonventionen für Produktbausteine</text:p>
          </draw:text-box>
        </draw:frame>
        <draw:frame presentation:style-name="pr3" draw:text-style-name="P5" draw:layer="layout" svg:width="23.649cm" svg:height="12.998cm" svg:x="3.034cm" svg:y="5.25cm" presentation:class="outline">
          <draw:text-box>
            <text:list text:style-name="L3">
              <text:list-item>
                <text:p text:style-name="P5">Der Baustein beginnt entsprechend der Einordnung ins Modell:</text:p>
              </text:list-item>
            </text:list>
            <text:list text:style-name="L3">
              <text:list-item>
                <text:list>
                  <text:list-item>
                    <text:p text:style-name="P7">Policenart</text:p>
                  </text:list-item>
                </text:list>
              </text:list-item>
            </text:list>
            <text:list text:style-name="L3">
              <text:list-item>
                <text:list>
                  <text:list-item>
                    <text:p text:style-name="P7">Vertragsart</text:p>
                  </text:list-item>
                </text:list>
              </text:list-item>
            </text:list>
            <text:list text:style-name="L3">
              <text:list-item>
                <text:list>
                  <text:list-item>
                    <text:p text:style-name="P7">Leistungsart</text:p>
                  </text:list-item>
                </text:list>
              </text:list-item>
            </text:list>
            <text:list text:style-name="L3">
              <text:list-item>
                <text:p text:style-name="P5">Die Endung des Bausteins repräsentiert den Gültigkeitsbeginn der Generation im Format JJJJ-MM, also z. B. 2003-11<text:line-break/>(aus 1203 wird also 2003-11, da der Gültigkeitsbeginn der <text:line-break/>HP-Generation der 15. November 2003 ist.</text:p>
              </text:list-item>
            </text:list>
          </draw:text-box>
        </draw:frame>
        <presentation:notes draw:style-name="dp2">
          <draw:page-thumbnail draw:style-name="gr2" draw:layer="layout" svg:width="15.566cm" svg:height="11.007cm" svg:x="2.8cm" svg:y="2.328cm" draw:page-number="15" presentation:class="page"/>
          <draw:frame presentation:style-name="pr7" draw:layer="layout" svg:width="15.451cm" svg:height="13.336cm" svg:x="2.752cm" svg:y="14.182cm" presentation:class="notes" presentation:placeholder="true">
            <draw:text-box/>
          </draw:frame>
        </presentation:notes>
      </draw:page>
      <draw:page draw:name="page16" draw:style-name="dp1" draw:master-page-name="Standard" presentation:presentation-page-layout-name="AL1T1">
        <office:forms form:automatic-focus="false" form:apply-design-mode="false"/>
        <draw:rect draw:style-name="gr18" draw:text-style-name="P19" draw:layer="layout" svg:width="19.25cm" svg:height="9.4cm" svg:x="1.25cm" svg:y="10.35cm">
          <text:p text:style-name="P4"><text:span text:style-name="T3">HpPersonenLeistungsart</text:span></text:p>
        </draw:rect>
        <draw:rect draw:style-name="gr19" draw:text-style-name="P17" draw:layer="layout" svg:width="7.25cm" svg:height="2.9cm" svg:x="20.75cm" svg:y="7.1cm">
          <text:p text:style-name="P4"><text:span text:style-name="T3">TierhalterHpVertragsart</text:span></text:p>
        </draw:rect>
        <draw:rect draw:style-name="gr18" draw:text-style-name="P19" draw:layer="layout" svg:width="19.25cm" svg:height="2.9cm" svg:x="1.25cm" svg:y="7.1cm">
          <text:p text:style-name="P4"><text:span text:style-name="T3">PersonenHpVertragsart</text:span></text:p>
        </draw:rect>
        <draw:rect draw:style-name="gr18" draw:text-style-name="P19" draw:layer="layout" svg:width="26.75cm" svg:height="2.25cm" svg:x="1.25cm" svg:y="4.5cm">
          <text:p text:style-name="P4"><text:span text:style-name="T3">HpPolicenart</text:span></text:p>
        </draw:rect>
        <draw:frame presentation:style-name="pr2" draw:text-style-name="P4" draw:layer="layout" svg:width="24.216cm" svg:height="2.587cm" svg:x="3.034cm" svg:y="2.414cm" presentation:class="title" presentation:user-transformed="true">
          <draw:text-box>
            <text:p text:style-name="P4">Beispiel: Anwendung der Namenskonventionen auf HP</text:p>
          </draw:text-box>
        </draw:frame>
        <draw:rect draw:style-name="gr13" draw:text-style-name="P19" draw:id="id38" draw:layer="layout" svg:width="5.25cm" svg:height="1.5cm" svg:x="12cm" svg:y="5cm">
          <text:p text:style-name="P4"><text:span text:style-name="T3">HpPolicenart 1203</text:span></text:p>
          <text:p text:style-name="P1"><text:span text:style-name="T3">(31100)</text:span></text:p>
        </draw:rect>
        <draw:rect draw:style-name="gr13" draw:text-style-name="P19" draw:id="id37" draw:layer="layout" svg:width="4.5cm" svg:height="1.5cm" svg:x="3cm" svg:y="8cm">
          <text:p text:style-name="P4"><text:span text:style-name="T3">SingleHp 1203</text:span></text:p>
        </draw:rect>
        <draw:rect draw:style-name="gr13" draw:text-style-name="P19" draw:id="id31" draw:layer="layout" svg:width="5.25cm" svg:height="1.5cm" svg:x="8.75cm" svg:y="8cm">
          <text:p text:style-name="P4"><text:span text:style-name="T3">FamilienHp 1203</text:span></text:p>
        </draw:rect>
        <draw:rect draw:style-name="gr13" draw:text-style-name="P19" draw:id="id39" draw:layer="layout" svg:width="5.25cm" svg:height="1.5cm" svg:x="15cm" svg:y="8cm">
          <text:p text:style-name="P4"><text:span text:style-name="T3">SeniorenHp 1203</text:span></text:p>
        </draw:rect>
        <draw:rect draw:style-name="gr13" draw:text-style-name="P19" draw:id="id40" draw:layer="layout" svg:width="5.25cm" svg:height="1.5cm" svg:x="21.25cm" svg:y="8cm">
          <text:p text:style-name="P4"><text:span text:style-name="T3">TierhalterHp 1203</text:span></text:p>
        </draw:rect>
        <draw:rect draw:style-name="gr13" draw:text-style-name="P19" draw:id="id32" draw:layer="layout" svg:width="7.5cm" svg:height="1.5cm" svg:x="12.25cm" svg:y="10.75cm">
          <text:p text:style-name="P4"><text:span text:style-name="T3">Personenschaden 1203</text:span></text:p>
        </draw:rect>
        <draw:rect draw:style-name="gr13" draw:text-style-name="P19" draw:id="id33" draw:layer="layout" svg:width="7.5cm" svg:height="1.5cm" svg:x="12.25cm" svg:y="12.5cm">
          <text:p text:style-name="P4"><text:span text:style-name="T3">Sachschaden 1203</text:span></text:p>
        </draw:rect>
        <draw:rect draw:style-name="gr13" draw:text-style-name="P19" draw:id="id34" draw:layer="layout" svg:width="7.5cm" svg:height="1.5cm" svg:x="12.25cm" svg:y="14.3cm">
          <text:p text:style-name="P4"><text:span text:style-name="T3">Vermögensschaden 1203</text:span></text:p>
        </draw:rect>
        <draw:rect draw:style-name="gr13" draw:text-style-name="P19" draw:id="id35" draw:layer="layout" svg:width="7.5cm" svg:height="1.5cm" svg:x="12.25cm" svg:y="16.2cm">
          <text:p text:style-name="P4"><text:span text:style-name="T3">Mietsachschaden 1203</text:span></text:p>
        </draw:rect>
        <draw:rect draw:style-name="gr13" draw:text-style-name="P19" draw:id="id36" draw:layer="layout" svg:width="7.5cm" svg:height="1.5cm" svg:x="12.25cm" svg:y="17.9cm">
          <text:p text:style-name="P4"><text:span text:style-name="T3">Schlüsselverlust 1203</text:span></text:p>
        </draw:rect>
        <draw:connector draw:style-name="gr17" draw:layer="layout" svg:x1="11.375cm" svg:y1="9.5cm" svg:x2="12.25cm" svg:y2="11.5cm" draw:start-shape="id31" draw:start-glue-point="2" draw:end-shape="id32" draw:end-glue-point="3">
          <text:p text:style-name="P4"/>
        </draw:connector>
        <draw:connector draw:style-name="gr17" draw:layer="layout" svg:x1="11.375cm" svg:y1="9.5cm" svg:x2="12.25cm" svg:y2="13.25cm" draw:start-shape="id31" draw:start-glue-point="2" draw:end-shape="id33" draw:end-glue-point="3">
          <text:p text:style-name="P4"/>
        </draw:connector>
        <draw:connector draw:style-name="gr17" draw:layer="layout" svg:x1="11.375cm" svg:y1="9.5cm" svg:x2="12.25cm" svg:y2="15.05cm" draw:start-shape="id31" draw:start-glue-point="2" draw:end-shape="id34" draw:end-glue-point="3">
          <text:p text:style-name="P4"/>
        </draw:connector>
        <draw:connector draw:style-name="gr17" draw:layer="layout" svg:x1="11.375cm" svg:y1="9.5cm" svg:x2="12.25cm" svg:y2="16.95cm" draw:start-shape="id31" draw:start-glue-point="2" draw:end-shape="id35" draw:end-glue-point="3">
          <text:p text:style-name="P4"/>
        </draw:connector>
        <draw:connector draw:style-name="gr17" draw:layer="layout" svg:x1="11.375cm" svg:y1="9.5cm" svg:x2="12.25cm" svg:y2="18.65cm" draw:start-shape="id31" draw:start-glue-point="2" draw:end-shape="id36" draw:end-glue-point="3">
          <text:p text:style-name="P4"/>
        </draw:connector>
        <draw:connector draw:style-name="gr17" draw:layer="layout" svg:x1="5.25cm" svg:y1="8cm" svg:x2="14.625cm" svg:y2="6.5cm" draw:start-shape="id37" draw:start-glue-point="0" draw:end-shape="id38" draw:end-glue-point="2">
          <text:p text:style-name="P4"/>
        </draw:connector>
        <draw:connector draw:style-name="gr17" draw:layer="layout" svg:x1="11.375cm" svg:y1="8cm" svg:x2="14.625cm" svg:y2="6.5cm" draw:start-shape="id31" draw:start-glue-point="0" draw:end-shape="id38" draw:end-glue-point="2">
          <text:p text:style-name="P4"/>
        </draw:connector>
        <draw:connector draw:style-name="gr17" draw:layer="layout" svg:x1="17.625cm" svg:y1="8cm" svg:x2="14.625cm" svg:y2="6.5cm" draw:start-shape="id39" draw:start-glue-point="0" draw:end-shape="id38" draw:end-glue-point="2">
          <text:p text:style-name="P4"/>
        </draw:connector>
        <draw:connector draw:style-name="gr17" draw:layer="layout" svg:x1="23.875cm" svg:y1="8cm" svg:x2="14.625cm" svg:y2="6.5cm" draw:start-shape="id40" draw:start-glue-point="0" draw:end-shape="id38" draw:end-glue-point="2">
          <text:p text:style-name="P4"/>
        </draw:connector>
        <presentation:notes draw:style-name="dp2">
          <office:forms form:automatic-focus="false" form:apply-design-mode="false"/>
          <draw:page-thumbnail draw:style-name="gr2" draw:layer="layout" svg:width="15.566cm" svg:height="11.007cm" svg:x="2.8cm" svg:y="2.328cm" draw:page-number="16" presentation:class="page"/>
          <draw:frame presentation:style-name="pr7" draw:layer="layout" svg:width="15.451cm" svg:height="13.336cm" svg:x="2.752cm" svg:y="14.182cm" presentation:class="notes" presentation:placeholder="true" presentation:user-transformed="true">
            <draw:text-box/>
          </draw:frame>
        </presentation:notes>
      </draw:page>
      <draw:page draw:name="page17" draw:style-name="dp1" draw:master-page-name="Standard" presentation:presentation-page-layout-name="AL1T1">
        <office:forms form:automatic-focus="false" form:apply-design-mode="false"/>
        <draw:rect draw:style-name="gr3" draw:text-style-name="P6" draw:layer="layout" svg:width="22.25cm" svg:height="1.25cm" svg:x="3cm" svg:y="13.25cm">
          <text:p text:style-name="P4"/>
        </draw:rect>
        <draw:frame presentation:style-name="pr2" draw:text-style-name="P4" draw:layer="layout" svg:width="23.649cm" svg:height="2.587cm" svg:x="3.034cm" svg:y="2.414cm" presentation:class="title" presentation:user-transformed="true">
          <draw:text-box>
            <text:p text:style-name="P4">Inhalt</text:p>
          </draw:text-box>
        </draw:frame>
        <draw:frame presentation:style-name="pr3" draw:text-style-name="P5" draw:layer="layout" svg:width="23.649cm" svg:height="12.998cm" svg:x="3.034cm" svg:y="5.25cm" presentation:class="outline" presentation:user-transformed="true">
          <draw:text-box>
            <text:list text:style-name="L3">
              <text:list-item>
                <text:p text:style-name="P5">Definition von Produkten</text:p>
              </text:list-item>
            </text:list>
            <text:list text:style-name="L3">
              <text:list-item>
                <text:list>
                  <text:list-item>
                    <text:p text:style-name="P7">Produktänderungen im Zeitablauf</text:p>
                  </text:list-item>
                </text:list>
              </text:list-item>
            </text:list>
            <text:list text:style-name="L3">
              <text:list-item>
                <text:list>
                  <text:list-item>
                    <text:p text:style-name="P7">Beispiel: Haftpflicht</text:p>
                  </text:list-item>
                </text:list>
              </text:list-item>
            </text:list>
            <text:list text:style-name="L3">
              <text:list-item>
                <text:list>
                  <text:list-item>
                    <text:p text:style-name="P7">Bearbeiten von Produktdaten</text:p>
                  </text:list-item>
                </text:list>
              </text:list-item>
            </text:list>
            <text:list text:style-name="L3">
              <text:list-item>
                <text:list>
                  <text:list-item>
                    <text:p text:style-name="P7">Prozesse / Kochrezepte</text:p>
                  </text:list-item>
                </text:list>
              </text:list-item>
            </text:list>
            <text:list text:style-name="L3">
              <text:list-item>
                <text:list>
                  <text:list-item>
                    <text:list>
                      <text:list-item>
                        <text:p text:style-name="P8">Definition einer neuen (Tarif-)Generation</text:p>
                      </text:list-item>
                    </text:list>
                  </text:list-item>
                </text:list>
              </text:list-item>
            </text:list>
            <text:list text:style-name="L3">
              <text:list-item>
                <text:list>
                  <text:list-item>
                    <text:list>
                      <text:list-item>
                        <text:p text:style-name="P8">Definition einer neuen Anpassungsstufe</text:p>
                      </text:list-item>
                    </text:list>
                  </text:list-item>
                </text:list>
              </text:list-item>
            </text:list>
            <text:list text:style-name="L3">
              <text:list-item>
                <text:list>
                  <text:list-item>
                    <text:list>
                      <text:list-item>
                        <text:p text:style-name="P8">Beitragsanpassung</text:p>
                      </text:list-item>
                    </text:list>
                  </text:list-item>
                </text:list>
              </text:list-item>
            </text:list>
            <text:list text:style-name="L3">
              <text:list-item>
                <text:p text:style-name="P5">Arbeiten im Team</text:p>
              </text:list-item>
            </text:list>
            <text:list text:style-name="L3">
              <text:list-item>
                <text:p text:style-name="P5">Testunterstützung</text:p>
              </text:list-item>
            </text:list>
          </draw:text-box>
        </draw:frame>
        <presentation:notes draw:style-name="dp2">
          <office:forms form:automatic-focus="false" form:apply-design-mode="false"/>
          <draw:page-thumbnail draw:style-name="gr2" draw:layer="layout" svg:width="15.566cm" svg:height="11.007cm" svg:x="2.8cm" svg:y="2.328cm" draw:page-number="17" presentation:class="page"/>
          <draw:frame presentation:style-name="pr1" draw:text-style-name="P3" draw:layer="layout" svg:width="15.451cm" svg:height="13.336cm" svg:x="2.752cm" svg:y="14.182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ffffff" draw:end-color="#556de4" draw:start-intensity="100%" draw:end-intensity="100%" draw:angle="2700" draw:border="0%"/>
    <draw:gradient draw:name="Gradient_20_8" draw:display-name="Gradient 8"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8" draw:fill-hatch-name="Hatch_20_46" draw:fill-image-name="Bitmape_20_1" draw:textarea-horizontal-align="left" draw:shadow="hidden" draw:shadow-offset-x="0.3cm" draw:shadow-offset-y="0.3cm" draw:shadow-color="#808080">
        <text:list-style>
          <text:list-level-style-bullet text:level="1" text:bullet-char="●">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style-name="Standard" style:font-family-generic="swiss" style:font-pitch="variable" fo:font-size="24pt" fo:font-style="normal" fo:text-shadow="none" style:text-underline-style="none" fo:font-weight="normal" style:font-family-asian="'Lucida Sans Unicode'" style:font-family-generic-asian="swiss" style:font-pitch-asian="variable" style:font-size-asian="24pt" style:font-style-asian="normal" style:font-weight-asian="normal" style:font-family-complex="'Lucida Sans Unicode'" style:font-family-generic-complex="swis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stroke-dash="Dash_20_1" draw:fill="none" draw:fill-gradient-name="Gradient_20_8" draw:fill-hatch-name="Hatch_20_46" draw:fill-image-name="Bitmape_20_1"/>
      <style:text-properties fo:font-family="Arial" style:font-style-name="Standard" style:font-family-generic="swiss" style:font-pitch="variable"/>
    </style:style>
    <style:style style:name="textbody" style:family="graphic" style:parent-style-name="standard">
      <style:graphic-properties draw:stroke="none" draw:stroke-dash="Dash_20_1" draw:fill="none" draw:fill-gradient-name="Gradient_20_8" draw:fill-hatch-name="Hatch_20_46" draw:fill-image-name="Bitmape_20_1"/>
      <style:text-properties fo:font-family="Arial" style:font-style-name="Standard" style:font-family-generic="swiss" style:font-pitch="variable" fo:font-size="16pt"/>
    </style:style>
    <style:style style:name="textbodyjustfied" style:family="graphic" style:parent-style-name="standard">
      <style:graphic-properties draw:stroke="none" draw:stroke-dash="Dash_20_1" draw:fill="none" draw:fill-gradient-name="Gradient_20_8" draw:fill-hatch-name="Hatch_20_46" draw:fill-image-name="Bitmape_20_1"/>
      <style:paragraph-properties fo:text-align="justify"/>
      <style:text-properties fo:font-family="Arial" style:font-style-name="Standard" style:font-family-generic="swiss" style:font-pitch="variable"/>
    </style:style>
    <style:style style:name="textbodyindent" style:family="graphic" style:parent-style-name="standard">
      <style:graphic-properties draw:stroke="none" draw:stroke-dash="Dash_20_1" draw:fill="none" draw:fill-gradient-name="Gradient_20_8" draw:fill-hatch-name="Hatch_20_46" draw:fill-image-name="Bitmape_20_1">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text-properties fo:font-family="Arial" style:font-style-name="Standard" style:font-family-generic="swiss" style:font-pitch="variable"/>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Standard-title" style:family="presentation">
      <style:graphic-properties draw:stroke="none" draw:fill="none" draw:textarea-vertical-align="middle">
        <text:list-style>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normal" style:font-family-asian="'Lucida Sans Unicode'" style:font-family-generic-asian="swiss" style:font-pitch-asian="variable" style:font-size-asian="44pt" style:font-style-asian="normal" style:font-weight-asian="normal" style:font-family-complex="'Lucida Sans Unicode'" style:font-family-generic-complex="swiss" style:font-pitch-complex="variable" style:font-size-complex="44pt" style:font-style-complex="normal" style:font-weight-complex="normal" style:font-relief="none"/>
    </style:style>
    <style:style style:name="Standard-subtitle" style:family="presentation">
      <style:graphic-properties draw:stroke="none" draw:fill="none" draw:textarea-vertical-align="middle">
        <text:list-style>
          <text:list-level-style-bullet text:level="1" text:bullet-char="●">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Lucida Sans Unicode'" style:font-family-generic-asian="swiss" style:font-pitch-asian="variable" style:font-size-asian="32pt" style:font-style-asian="normal" style:font-weight-asian="normal" style:font-family-complex="'Lucida Sans Unicode'" style:font-family-generic-complex="swiss" style:font-pitch-complex="variable" style:font-size-complex="32pt" style:font-style-complex="normal" style:font-weight-complex="normal" style:font-relief="none"/>
    </style:style>
    <style:style style:name="Standard-background" style:family="presentation">
      <style:graphic-properties draw:stroke="none" draw:fill="solid" draw:fill-color="#ffffff"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style:style>
    <style:style style:name="Standard-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Standard-outline1" style:family="presentation">
      <style:graphic-properties draw:stroke="none" draw:fill="none">
        <text:list-style>
          <text:list-level-style-bullet text:level="1" text:bullet-char="●">
            <style:list-level-properties text:space-before="0.299cm" text:min-label-width="0.9cm"/>
            <style:text-properties fo:font-family="StarSymbol" style:font-pitch="variable" fo:color="#000000" fo:font-size="45%"/>
          </text:list-level-style-bullet>
          <text:list-level-style-bullet text:level="2" text:bullet-char="–">
            <style:list-level-properties text:space-before="1.6cm" text:min-label-width="0.798cm"/>
            <style:text-properties fo:font-family="StarSymbol" style:font-pitch="variable" fo:color="#000000" fo:font-size="75%"/>
          </text:list-level-style-bullet>
          <text:list-level-style-bullet text:level="3" text:bullet-char="●">
            <style:list-level-properties text:space-before="2.998cm" text:min-label-width="0.6cm"/>
            <style:text-properties fo:font-family="StarSymbol" style:font-pitch="variable" fo:color="#000000" fo:font-size="45%"/>
          </text:list-level-style-bullet>
          <text:list-level-style-bullet text:level="4" text:bullet-char="–">
            <style:list-level-properties text:space-before="4.198cm" text:min-label-width="0.599cm"/>
            <style:text-properties fo:font-family="StarSymbol" style:font-pitch="variable" fo:color="#000000" fo:font-size="75%"/>
          </text:list-level-style-bullet>
          <text:list-level-style-bullet text:level="5" text:bullet-char="●">
            <style:list-level-properties text:space-before="5.397cm" text:min-label-width="0.6cm"/>
            <style:text-properties fo:font-family="StarSymbol" style:font-pitch="variable" fo:color="#000000" fo:font-size="45%"/>
          </text:list-level-style-bullet>
          <text:list-level-style-bullet text:level="6" text:bullet-char="●">
            <style:list-level-properties text:space-before="5.397cm" text:min-label-width="0.6cm"/>
            <style:text-properties fo:font-family="StarSymbol" style:font-pitch="variable" fo:color="#000000" fo:font-size="45%"/>
          </text:list-level-style-bullet>
          <text:list-level-style-bullet text:level="7" text:bullet-char="●">
            <style:list-level-properties text:space-before="5.397cm" text:min-label-width="0.6cm"/>
            <style:text-properties fo:font-family="StarSymbol" style:font-pitch="variable" fo:color="#000000" fo:font-size="45%"/>
          </text:list-level-style-bullet>
          <text:list-level-style-bullet text:level="8" text:bullet-char="●">
            <style:list-level-properties text:space-before="5.397cm" text:min-label-width="0.6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199cm" fo:margin-right="0cm" fo:margin-top="0cm" fo:margin-bottom="0.251cm" fo:line-height="100%" fo:text-align="start" text:enable-numbering="true" fo:text-indent="0cm" style:punctuation-wrap="simple" style:line-break="strict">
        <style:tab-stops>
          <style:tab-stop style:position="0.048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5cm"/>
          <style:tab-stop style:position="15.023cm"/>
          <style:tab-stop style:position="16.271cm"/>
          <style:tab-stop style:position="17.519cm"/>
          <style:tab-stop style:position="18.767cm"/>
          <style:tab-stop style:position="20.015cm"/>
          <style:tab-stop style:position="21.263cm"/>
          <style:tab-stop style:position="22.511cm"/>
          <style:tab-stop style:position="23.759cm"/>
        </style:tab-stops>
      </style:paragraph-properties>
      <style:text-properties fo:color="#000000" style:text-outline="false" style:text-line-through-style="none" style:text-position="0% 100%" fo:font-family="Arial" style:font-family-generic="swiss" style:font-pitch="variable" fo:font-size="20pt" fo:font-style="normal" fo:text-shadow="none" style:text-underline-style="none" fo:font-weight="normal" style:font-family-asian="'Lucida Sans Unicode'" style:font-family-generic-asian="swiss" style:font-pitch-asian="variable" style:font-size-asian="16pt" style:font-style-asian="normal" style:font-weight-asian="normal" style:font-family-complex="'Lucida Sans Unicode'" style:font-family-generic-complex="swiss" style:font-pitch-complex="variable" style:font-size-complex="16pt" style:font-style-complex="normal" style:font-weight-complex="normal" style:font-relief="none"/>
    </style:style>
    <style:style style:name="Standard-outline2" style:family="presentation" style:parent-style-name="Standard-outline1">
      <style:paragraph-properties fo:margin-left="2.398cm" fo:margin-right="0cm" fo:margin-top="0cm" fo:margin-bottom="0.401cm" fo:line-height="100%" fo:text-align="start" text:enable-numbering="true" fo:text-indent="0cm" style:punctuation-wrap="simple" style:line-break="strict">
        <style:tab-stops>
          <style:tab-stop style:position="0.097cm"/>
          <style:tab-stop style:position="1.344cm"/>
          <style:tab-stop style:position="2.592cm"/>
          <style:tab-stop style:position="3.84cm"/>
          <style:tab-stop style:position="5.088cm"/>
          <style:tab-stop style:position="6.336cm"/>
          <style:tab-stop style:position="7.584cm"/>
          <style:tab-stop style:position="8.832cm"/>
          <style:tab-stop style:position="10.08cm"/>
          <style:tab-stop style:position="11.328cm"/>
          <style:tab-stop style:position="12.576cm"/>
          <style:tab-stop style:position="13.824cm"/>
          <style:tab-stop style:position="15.072cm"/>
          <style:tab-stop style:position="16.32cm"/>
          <style:tab-stop style:position="17.568cm"/>
          <style:tab-stop style:position="18.816cm"/>
          <style:tab-stop style:position="20.064cm"/>
          <style:tab-stop style:position="21.312cm"/>
          <style:tab-stop style:position="22.56cm"/>
          <style:tab-stop style:position="23.808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Standard-outline3" style:family="presentation" style:parent-style-name="Standard-outline2">
      <style:paragraph-properties fo:margin-left="3.598cm" fo:margin-right="0cm" fo:margin-top="0cm" fo:margin-bottom="0.299cm" fo:line-height="100%" fo:text-align="start" text:enable-numbering="true" fo:text-indent="0cm" style:punctuation-wrap="simple" style:line-break="strict">
        <style:tab-stops>
          <style:tab-stop style:position="0.145cm"/>
          <style:tab-stop style:position="1.393cm"/>
          <style:tab-stop style:position="2.641cm"/>
          <style:tab-stop style:position="3.889cm"/>
          <style:tab-stop style:position="5.137cm"/>
          <style:tab-stop style:position="6.385cm"/>
          <style:tab-stop style:position="7.633cm"/>
          <style:tab-stop style:position="8.881cm"/>
          <style:tab-stop style:position="10.129cm"/>
          <style:tab-stop style:position="11.377cm"/>
          <style:tab-stop style:position="12.625cm"/>
          <style:tab-stop style:position="13.872cm"/>
          <style:tab-stop style:position="15.12cm"/>
          <style:tab-stop style:position="16.368cm"/>
          <style:tab-stop style:position="17.616cm"/>
          <style:tab-stop style:position="18.864cm"/>
          <style:tab-stop style:position="20.112cm"/>
          <style:tab-stop style:position="21.36cm"/>
          <style:tab-stop style:position="22.608cm"/>
          <style:tab-stop style:position="23.856cm"/>
        </style:tab-stops>
      </style:paragraph-properties>
      <style:text-properties fo:color="#000000" style:text-line-through-style="none" style:text-position="0% 100%" fo:font-family="Arial" style:font-family-generic="swiss" style:font-pitch="variable" fo:font-size="16pt" fo:font-style="italic"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Standard-outline4" style:family="presentation" style:parent-style-name="Standard-outline3">
      <style:paragraph-properties fo:margin-left="4.797cm" fo:margin-right="0cm" fo:margin-top="0cm" fo:margin-bottom="0.202cm" fo:line-height="100%" fo:text-align="start" text:enable-numbering="true" fo:text-indent="0cm" style:punctuation-wrap="simple" style:line-break="strict">
        <style:tab-stops>
          <style:tab-stop style:position="0.194cm"/>
          <style:tab-stop style:position="1.441cm"/>
          <style:tab-stop style:position="2.689cm"/>
          <style:tab-stop style:position="3.937cm"/>
          <style:tab-stop style:position="5.185cm"/>
          <style:tab-stop style:position="6.433cm"/>
          <style:tab-stop style:position="7.681cm"/>
          <style:tab-stop style:position="8.929cm"/>
          <style:tab-stop style:position="10.177cm"/>
          <style:tab-stop style:position="11.425cm"/>
          <style:tab-stop style:position="12.673cm"/>
          <style:tab-stop style:position="13.921cm"/>
          <style:tab-stop style:position="15.169cm"/>
          <style:tab-stop style:position="16.417cm"/>
          <style:tab-stop style:position="17.665cm"/>
          <style:tab-stop style:position="18.913cm"/>
          <style:tab-stop style:position="20.161cm"/>
          <style:tab-stop style:position="21.409cm"/>
          <style:tab-stop style:position="22.657cm"/>
          <style:tab-stop style:position="23.905cm"/>
        </style:tab-stops>
      </style:paragraph-properties>
      <style:text-properties fo:color="#000000" style:text-line-through-style="none" style:text-position="0% 100%" fo:font-family="Arial" style:font-family-generic="swiss" style:font-pitch="variable" fo:font-size="15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Standard-outline5" style:family="presentation" style:parent-style-name="Standard-outline4">
      <style:paragraph-properties fo:margin-left="5.997cm" fo:margin-right="0cm" fo:margin-top="0cm" fo:margin-bottom="0.101cm" fo:line-height="100%"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15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Standard-outline6" style:family="presentation" style:parent-style-name="Standard-outline5">
      <style:paragraph-properties fo:margin-left="5.997cm" fo:margin-right="0cm" fo:margin-top="0cm" fo:margin-bottom="0.101cm" fo:line-height="100%"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15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Standard-outline7" style:family="presentation" style:parent-style-name="Standard-outline6">
      <style:paragraph-properties fo:margin-left="5.997cm" fo:margin-right="0cm" fo:margin-top="0cm" fo:margin-bottom="0.101cm" fo:line-height="100%"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15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Standard-outline8" style:family="presentation" style:parent-style-name="Standard-outline7">
      <style:paragraph-properties fo:margin-left="5.997cm" fo:margin-right="0cm" fo:margin-top="0cm" fo:margin-bottom="0.101cm" fo:line-height="100%"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15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Standard-outline9" style:family="presentation" style:parent-style-name="Standard-outline8">
      <style:paragraph-properties fo:margin-left="5.997cm" fo:margin-right="0cm" fo:margin-top="0cm" fo:margin-bottom="0.101cm" fo:line-height="100%"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15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title" style:family="presentation">
      <style:graphic-properties draw:stroke="none" draw:fill="none" draw:textarea-vertical-align="middle">
        <text:list-style>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normal" style:font-family-asian="'Lucida Sans Unicode'" style:font-family-generic-asian="swiss" style:font-pitch-asian="variable" style:font-size-asian="40pt" style:font-style-asian="normal" style:font-weight-asian="normal" style:font-family-complex="'Lucida Sans Unicode'" style:font-family-generic-complex="swiss" style:font-pitch-complex="variable" style:font-size-complex="40pt" style:font-style-complex="normal" style:font-weight-complex="normal" style:font-relief="none"/>
    </style:style>
    <style:style style:name="faktor10-folien-subtitle" style:family="presentation">
      <style:graphic-properties draw:stroke="none" draw:fill="none" draw:textarea-vertical-align="middle">
        <text:list-style>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Lucida Sans Unicode'" style:font-family-generic-asian="swiss" style:font-pitch-asian="variable" style:font-size-asian="32pt" style:font-style-asian="normal" style:font-weight-asian="normal" style:font-family-complex="'Lucida Sans Unicode'" style:font-family-generic-complex="swiss" style:font-pitch-complex="variable" style:font-size-complex="32pt" style:font-style-complex="normal" style:font-weight-complex="normal" style:font-relief="none"/>
    </style:style>
    <style:style style:name="faktor10-folien-background" style:family="presentation">
      <style:graphic-properties draw:stroke="none" draw:fill="solid" draw:fill-color="#ffffff" draw:textarea-horizontal-align="center" draw:textarea-vertical-align="middle" draw:shadow="hidden"/>
      <style:paragraph-properties fo:text-align="center"/>
    </style:style>
    <style:style style:name="faktor10-folien-backgroundobjects" style:family="presentation">
      <style:graphic-properties draw:shadow="hidden" draw:shadow-offset-x="0.3cm" draw:shadow-offset-y="0.3cm" draw:shadow-color="#808080"/>
    </style:style>
    <style:style style:name="faktor10-folien-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faktor10-folien-outline1" style:family="presentation">
      <style:graphic-properties draw:stroke="none" draw:fill="none">
        <text:list-style>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195cm" fo:margin-right="0cm" fo:margin-top="0cm" fo:margin-bottom="0.251cm" fo:line-height="100%" fo:text-align="start" text:enable-numbering="true" fo:text-indent="0cm" style:punctuation-wrap="simple" style:line-break="strict">
        <style:tab-stops>
          <style:tab-stop style:position="0.052cm"/>
          <style:tab-stop style:position="1.3cm"/>
          <style:tab-stop style:position="2.548cm"/>
          <style:tab-stop style:position="3.796cm"/>
          <style:tab-stop style:position="5.044cm"/>
          <style:tab-stop style:position="6.292cm"/>
          <style:tab-stop style:position="7.54cm"/>
          <style:tab-stop style:position="8.788cm"/>
          <style:tab-stop style:position="10.036cm"/>
          <style:tab-stop style:position="11.284cm"/>
          <style:tab-stop style:position="12.532cm"/>
          <style:tab-stop style:position="13.78cm"/>
          <style:tab-stop style:position="15.028cm"/>
          <style:tab-stop style:position="16.276cm"/>
          <style:tab-stop style:position="17.524cm"/>
          <style:tab-stop style:position="18.772cm"/>
          <style:tab-stop style:position="20.02cm"/>
          <style:tab-stop style:position="21.268cm"/>
          <style:tab-stop style:position="22.516cm"/>
          <style:tab-stop style:position="23.763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font-family-asian="'Lucida Sans Unicode'" style:font-family-generic-asian="swiss" style:font-pitch-asian="variable" style:font-size-asian="16pt" style:font-style-asian="normal" style:font-weight-asian="normal" style:font-family-complex="'Lucida Sans Unicode'" style:font-family-generic-complex="swiss" style:font-pitch-complex="variable" style:font-size-complex="16pt" style:font-style-complex="normal" style:font-weight-complex="normal" style:font-relief="none"/>
    </style:style>
    <style:style style:name="faktor10-folien-outline2" style:family="presentation" style:parent-style-name="faktor10-folien-outline1">
      <style:paragraph-properties fo:margin-left="2.394cm" fo:margin-right="0cm" fo:margin-top="0cm" fo:margin-bottom="0.401cm" fo:line-height="100%" fo:text-align="start" text:enable-numbering="true" fo:text-indent="0cm" style:punctuation-wrap="simple" style:line-break="strict">
        <style:tab-stops>
          <style:tab-stop style:position="0.101cm"/>
          <style:tab-stop style:position="1.349cm"/>
          <style:tab-stop style:position="2.597cm"/>
          <style:tab-stop style:position="3.845cm"/>
          <style:tab-stop style:position="5.093cm"/>
          <style:tab-stop style:position="6.341cm"/>
          <style:tab-stop style:position="7.589cm"/>
          <style:tab-stop style:position="8.837cm"/>
          <style:tab-stop style:position="10.085cm"/>
          <style:tab-stop style:position="11.332cm"/>
          <style:tab-stop style:position="12.58cm"/>
          <style:tab-stop style:position="13.828cm"/>
          <style:tab-stop style:position="15.076cm"/>
          <style:tab-stop style:position="16.324cm"/>
          <style:tab-stop style:position="17.572cm"/>
          <style:tab-stop style:position="18.82cm"/>
          <style:tab-stop style:position="20.068cm"/>
          <style:tab-stop style:position="21.316cm"/>
          <style:tab-stop style:position="22.564cm"/>
          <style:tab-stop style:position="23.812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faktor10-folien-outline3" style:family="presentation" style:parent-style-name="faktor10-folien-outline2">
      <style:paragraph-properties fo:margin-left="3.593cm" fo:margin-right="0cm" fo:margin-top="0cm" fo:margin-bottom="0.299cm" fo:line-height="100%" fo:text-align="start" text:enable-numbering="true" fo:text-indent="0cm" style:punctuation-wrap="simple" style:line-break="strict">
        <style:tab-stops>
          <style:tab-stop style:position="0.149cm"/>
          <style:tab-stop style:position="1.397cm"/>
          <style:tab-stop style:position="2.645cm"/>
          <style:tab-stop style:position="3.893cm"/>
          <style:tab-stop style:position="5.141cm"/>
          <style:tab-stop style:position="6.389cm"/>
          <style:tab-stop style:position="7.637cm"/>
          <style:tab-stop style:position="8.885cm"/>
          <style:tab-stop style:position="10.133cm"/>
          <style:tab-stop style:position="11.381cm"/>
          <style:tab-stop style:position="12.629cm"/>
          <style:tab-stop style:position="13.877cm"/>
          <style:tab-stop style:position="15.125cm"/>
          <style:tab-stop style:position="16.373cm"/>
          <style:tab-stop style:position="17.621cm"/>
          <style:tab-stop style:position="18.869cm"/>
          <style:tab-stop style:position="20.117cm"/>
          <style:tab-stop style:position="21.365cm"/>
          <style:tab-stop style:position="22.613cm"/>
          <style:tab-stop style:position="23.861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faktor10-folien-outline4" style:family="presentation" style:parent-style-name="faktor10-folien-outline3">
      <style:paragraph-properties fo:margin-left="4.793cm" fo:margin-right="0cm" fo:margin-top="0cm" fo:margin-bottom="0.202cm" fo:line-height="100%" fo:text-align="start" text:enable-numbering="true" fo:text-indent="0cm" style:punctuation-wrap="simple" style:line-break="strict">
        <style:tab-stops>
          <style:tab-stop style:position="0.198cm"/>
          <style:tab-stop style:position="1.446cm"/>
          <style:tab-stop style:position="2.694cm"/>
          <style:tab-stop style:position="3.942cm"/>
          <style:tab-stop style:position="5.19cm"/>
          <style:tab-stop style:position="6.438cm"/>
          <style:tab-stop style:position="7.686cm"/>
          <style:tab-stop style:position="8.934cm"/>
          <style:tab-stop style:position="10.182cm"/>
          <style:tab-stop style:position="11.43cm"/>
          <style:tab-stop style:position="12.677cm"/>
          <style:tab-stop style:position="13.925cm"/>
          <style:tab-stop style:position="15.173cm"/>
          <style:tab-stop style:position="16.421cm"/>
          <style:tab-stop style:position="17.669cm"/>
          <style:tab-stop style:position="18.917cm"/>
          <style:tab-stop style:position="20.165cm"/>
          <style:tab-stop style:position="21.413cm"/>
          <style:tab-stop style:position="22.661cm"/>
          <style:tab-stop style:position="23.909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5" style:family="presentation" style:parent-style-name="faktor10-folien-outline4">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6" style:family="presentation" style:parent-style-name="faktor10-folien-outline5">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7" style:family="presentation" style:parent-style-name="faktor10-folien-outline6">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8" style:family="presentation" style:parent-style-name="faktor10-folien-outline7">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9" style:family="presentation" style:parent-style-name="faktor10-folien-outline8">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1cm" fo:page-height="29.7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right" draw:auto-grow-width="true" fo:min-height="0.476cm" fo:min-width="2.303cm"/>
    </style:style>
    <style:style style:name="gr3" style:family="graphic" style:parent-style-name="standard">
      <style:graphic-properties draw:stroke="none" draw:fill="none" draw:fill-color="#ffffff" draw:auto-grow-width="true" fo:min-height="0.497cm" fo:min-width="4.101cm"/>
    </style:style>
    <style:style style:name="gr4" style:family="graphic" style:parent-style-name="standard">
      <style:graphic-properties draw:stroke="none" draw:fill="gradient" draw:fill-color="#556de4" draw:fill-gradient-name="Gradient_20_7" draw:textarea-horizontal-align="center" draw:textarea-vertical-align="middle" draw:shadow="hidden" draw:shadow-color="#808080"/>
    </style:style>
    <style:style style:name="gr5" style:family="graphic" style:parent-style-name="standard">
      <style:graphic-properties draw:stroke="none" draw:fill="solid" draw:fill-color="#ffffff" draw:textarea-horizontal-align="center" draw:textarea-vertical-align="middle" draw:shadow="hidden" style:protect="position size"/>
    </style:style>
    <style:style style:name="gr6"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3cm 0.199cm 0.6cm 0.199cm)" draw:image-opacity="100%" style:mirror="none"/>
    </style:style>
    <style:style style:name="gr7" style:family="graphic" style:parent-style-name="standard">
      <style:graphic-properties draw:stroke="solid" svg:stroke-width="0.1cm" svg:stroke-color="#576bbf" draw:fill="none" draw:fill-color="#ffffff" draw:textarea-horizontal-align="center" draw:textarea-vertical-align="middle" fo:padding-top="0.05cm" fo:padding-bottom="0.05cm" fo:padding-left="0.05cm" fo:padding-right="0.05cm" draw:shadow="hidden"/>
    </style:style>
    <style:style style:name="gr8" style:family="graphic" style:parent-style-name="standard">
      <style:graphic-properties draw:stroke="none" draw:fill="none" draw:fill-color="#ffffff" draw:textarea-horizontal-align="right" draw:textarea-vertical-align="top" draw:auto-grow-height="true" draw:auto-grow-width="true" fo:min-height="0.477cm" fo:min-width="0cm" fo:padding-top="0cm" fo:padding-bottom="0cm" fo:padding-left="0cm" fo:padding-right="0cm" draw:shadow="hidden"/>
    </style:style>
    <style:style style:name="gr9" style:family="graphic" style:parent-style-name="standard">
      <style:graphic-properties draw:stroke="none" draw:fill="none" draw:fill-color="#ffffff" draw:textarea-horizontal-align="left" draw:textarea-vertical-align="top" draw:auto-grow-height="true" draw:auto-grow-width="true" fo:min-height="0.499cm" fo:min-width="0cm" fo:padding-top="0cm" fo:padding-bottom="0cm" fo:padding-left="0cm" fo:padding-right="0cm" draw:shadow="hidden"/>
    </style:style>
    <style:style style:name="gr10" style:family="graphic" style:parent-style-name="standard">
      <style:graphic-properties draw:stroke="none" draw:fill="none" draw:fill-color="#ffffff" draw:textarea-horizontal-align="justify" draw:textarea-vertical-align="top" draw:auto-grow-height="true" draw:auto-grow-width="true" fo:min-height="0.499cm" fo:min-width="0cm" fo:padding-top="0cm" fo:padding-bottom="0cm" fo:padding-left="0cm" fo:padding-right="0cm" draw:shadow="hidden"/>
    </style:style>
    <style:style style:name="pr1" style:family="presentation" style:parent-style-name="Standard-title">
      <style:graphic-properties draw:fill-color="#ffffff" draw:auto-grow-height="false" fo:min-height="3.507cm"/>
    </style:style>
    <style:style style:name="pr2" style:family="presentation" style:parent-style-name="Standard-outline1">
      <style:graphic-properties draw:fill-color="#ffffff" draw:auto-grow-height="false" fo:min-height="13.23cm"/>
    </style:style>
    <style:style style:name="pr3" style:family="presentation" style:parent-style-name="Standard-backgroundobjects">
      <style:graphic-properties svg:stroke-width="0.1cm" svg:stroke-color="#576bbf" draw:marker-start-width="0.35cm" draw:marker-end-width="0.35cm" draw:fill="solid" draw:fill-color="#576bbf" draw:fill-image-width="0cm" draw:fill-image-height="0cm" draw:textarea-horizontal-align="center" draw:textarea-vertical-align="middle" fo:padding-top="0.05cm" fo:padding-bottom="0.05cm" fo:padding-left="0.05cm" fo:padding-right="0.05cm"/>
    </style:style>
    <style:style style:name="pr4" style:family="presentation" style:parent-style-name="faktor10-folien-outline1">
      <style:graphic-properties draw:fill-color="#ffffff" draw:auto-grow-height="false" fo:min-height="13.23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1.199cm" fo:margin-right="0cm" fo:text-indent="-0.9cm"/>
    </style:style>
    <style:style style:name="P4" style:family="paragraph">
      <style:paragraph-properties fo:margin-left="2.398cm" fo:margin-right="0cm" fo:text-indent="-0.798cm"/>
    </style:style>
    <style:style style:name="P5" style:family="paragraph">
      <style:paragraph-properties fo:margin-left="3.598cm" fo:margin-right="0cm" fo:text-indent="-0.6cm"/>
    </style:style>
    <style:style style:name="P6" style:family="paragraph">
      <style:paragraph-properties fo:margin-left="4.797cm" fo:margin-right="0cm" fo:text-indent="-0.599cm"/>
    </style:style>
    <style:style style:name="P7" style:family="paragraph">
      <style:paragraph-properties fo:margin-left="5.997cm" fo:margin-right="0cm" fo:text-indent="-0.6cm"/>
    </style:style>
    <style:style style:name="P8" style:family="paragraph">
      <style:paragraph-properties fo:margin-left="1.2cm" fo:margin-right="0cm" fo:text-indent="-0.9cm"/>
    </style:style>
    <style:style style:name="P9" style:family="paragraph">
      <style:paragraph-properties fo:margin-left="0cm" fo:margin-right="0cm" fo:text-align="end" fo:text-indent="0cm"/>
    </style:style>
    <style:style style:name="P10" style:family="paragraph">
      <style:paragraph-properties fo:margin-left="0cm" fo:margin-right="0cm" fo:text-align="end" fo:text-indent="0cm"/>
      <style:text-properties fo:font-family="Arial" style:font-family-generic="swiss" style:font-pitch="variable" fo:font-size="10pt"/>
    </style:style>
    <style:style style:name="P11" style:family="paragraph">
      <style:paragraph-properties fo:margin-left="0cm" fo:margin-right="0cm" fo:text-align="center" fo:text-indent="0cm"/>
    </style:style>
    <style:style style:name="P12" style:family="paragraph">
      <style:paragraph-properties fo:text-align="center"/>
      <style:text-properties fo:font-size="24pt"/>
    </style:style>
    <style:style style:name="P13" style:family="paragraph">
      <style:paragraph-properties fo:margin-left="0cm" fo:margin-right="0cm" fo:line-height="100%" fo:text-align="end" text:enable-numbering="false" fo:text-indent="0cm" style:line-break="strict"/>
    </style:style>
    <style:style style:name="P14" style:family="paragraph">
      <style:paragraph-properties fo:margin-left="0cm" fo:margin-right="0cm" fo:line-height="100%" fo:text-align="end" text:enable-numbering="false" fo:text-indent="0cm" style:line-break="strict" style:writing-mode="lr-tb"/>
      <style:text-properties fo:font-size="24pt"/>
    </style:style>
    <style:style style:name="P15" style:family="paragraph">
      <style:paragraph-properties fo:margin-left="0cm" fo:margin-right="0cm" fo:line-height="100%" text:enable-numbering="false" fo:text-indent="0cm" style:line-break="strict"/>
    </style:style>
    <style:style style:name="P16" style:family="paragraph">
      <style:paragraph-properties fo:margin-left="0cm" fo:margin-right="0cm" fo:line-height="100%" fo:text-align="center" text:enable-numbering="false" fo:text-indent="0cm" style:line-break="strict" style:writing-mode="lr-tb"/>
      <style:text-properties fo:font-size="24pt"/>
    </style:style>
    <style:style style:name="P17" style:family="paragraph">
      <style:paragraph-properties fo:margin-left="0cm" fo:margin-right="0cm" fo:line-height="100%" fo:text-align="center" text:enable-numbering="false" fo:text-indent="0cm" style:line-break="strict"/>
    </style:style>
    <style:style style:name="P18" style:family="paragraph">
      <style:paragraph-properties fo:margin-left="1.195cm" fo:margin-right="0cm" fo:text-indent="-0.9cm"/>
    </style:style>
    <style:style style:name="P19" style:family="paragraph">
      <style:paragraph-properties fo:margin-left="2.394cm" fo:margin-right="0cm" fo:text-indent="-0.794cm"/>
    </style:style>
    <style:style style:name="P20" style:family="paragraph">
      <style:paragraph-properties fo:margin-left="3.593cm" fo:margin-right="0cm" fo:text-indent="-0.599cm"/>
    </style:style>
    <style:style style:name="P21" style:family="paragraph">
      <style:paragraph-properties fo:margin-left="4.793cm" fo:margin-right="0cm" fo:text-indent="-0.595cm"/>
    </style:style>
    <style:style style:name="P22" style:family="paragraph">
      <style:paragraph-properties fo:margin-left="5.992cm" fo:margin-right="0cm" fo:text-indent="-0.599cm"/>
    </style:style>
    <style:style style:name="P23" style:family="paragraph">
      <style:paragraph-properties fo:margin-left="5.4cm" fo:margin-right="0cm" fo:text-indent="-0.6cm"/>
    </style:style>
    <style:style style:name="T1" style:family="text">
      <style:text-properties fo:font-family="Arial" style:font-family-generic="swiss" style:font-pitch="variable" fo:font-size="10pt"/>
    </style:style>
    <style:style style:name="T2" style:family="text">
      <style:text-properties fo:font-family="Arial" style:font-family-generic="swiss" style:font-pitch="variable" fo:font-size="10pt" fo:language="de" fo:country="DE" style:font-size-asian="10pt" style:font-size-complex="10pt"/>
    </style:style>
    <text:list-style style:name="L1">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299cm" text:min-label-width="0.9cm"/>
        <style:text-properties fo:font-family="StarSymbol" style:font-pitch="variable" fo:color="#000000" fo:font-size="45%"/>
      </text:list-level-style-bullet>
      <text:list-level-style-bullet text:level="2" text:bullet-char="–">
        <style:list-level-properties text:space-before="1.6cm" text:min-label-width="0.798cm"/>
        <style:text-properties fo:font-family="StarSymbol" style:font-pitch="variable" fo:color="#000000" fo:font-size="75%"/>
      </text:list-level-style-bullet>
      <text:list-level-style-bullet text:level="3" text:bullet-char="●">
        <style:list-level-properties text:space-before="2.998cm" text:min-label-width="0.6cm"/>
        <style:text-properties fo:font-family="StarSymbol" style:font-pitch="variable" fo:color="#000000" fo:font-size="45%"/>
      </text:list-level-style-bullet>
      <text:list-level-style-bullet text:level="4" text:bullet-char="–">
        <style:list-level-properties text:space-before="4.198cm" text:min-label-width="0.599cm"/>
        <style:text-properties fo:font-family="StarSymbol" style:font-pitch="variable" fo:color="#000000" fo:font-size="75%"/>
      </text:list-level-style-bullet>
      <text:list-level-style-bullet text:level="5" text:bullet-char="●">
        <style:list-level-properties text:space-before="5.397cm" text:min-label-width="0.6cm"/>
        <style:text-properties fo:font-family="StarSymbol" style:font-pitch="variable" fo:color="#000000" fo:font-size="45%"/>
      </text:list-level-style-bullet>
      <text:list-level-style-bullet text:level="6" text:bullet-char="●">
        <style:list-level-properties text:space-before="5.397cm" text:min-label-width="0.6cm"/>
        <style:text-properties fo:font-family="StarSymbol" style:font-pitch="variable" fo:color="#000000" fo:font-size="45%"/>
      </text:list-level-style-bullet>
      <text:list-level-style-bullet text:level="7" text:bullet-char="●">
        <style:list-level-properties text:space-before="5.397cm" text:min-label-width="0.6cm"/>
        <style:text-properties fo:font-family="StarSymbol" style:font-pitch="variable" fo:color="#000000" fo:font-size="45%"/>
      </text:list-level-style-bullet>
      <text:list-level-style-bullet text:level="8" text:bullet-char="●">
        <style:list-level-properties text:space-before="5.397cm" text:min-label-width="0.6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text:list-style style:name="L4">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195cm" svg:x="2.1cm" svg:y="5.569cm"/>
      <draw:page-thumbnail draw:layer="backgroundobjects" svg:width="7.349cm" svg:height="5.195cm" svg:x="11.55cm" svg:y="5.569cm"/>
      <draw:page-thumbnail draw:layer="backgroundobjects" svg:width="7.349cm" svg:height="5.195cm" svg:x="2.1cm" svg:y="18.934cm"/>
      <draw:page-thumbnail draw:layer="backgroundobjects" svg:width="7.349cm" svg:height="5.195cm" svg:x="11.55cm" svg:y="18.934cm"/>
    </style:handout-master>
    <style:master-page style:name="Standard" style:page-layout-name="PM0" draw:style-name="dp1">
      <draw:frame draw:style-name="gr1" draw:text-style-name="P1" draw:layer="backgroundobjects" svg:width="9.987cm" svg:height="1.554cm" svg:x="19.677cm" svg:y="0.132cm">
        <draw:image xlink:href="Pictures/10000000000001820000003EF55E70A3.jpg" xlink:type="simple" xlink:show="embed" xlink:actuate="onLoad">
          <text:p text:style-name="P2"/>
        </draw:image>
      </draw:frame>
      <draw:frame presentation:style-name="pr1" draw:text-style-name="P2" draw:layer="backgroundobjects" svg:width="23.649cm" svg:height="2.586cm" svg:x="3.034cm" svg:y="2.414cm" presentation:class="title">
        <draw:text-box>
          <text:p text:style-name="P2">Klicken Sie, um das Format des Titeltextes zu bearbeiten</text:p>
        </draw:text-box>
      </draw:frame>
      <draw:frame presentation:style-name="pr2" draw:text-style-name="P8" draw:layer="backgroundobjects" svg:width="23.649cm" svg:height="12.997cm" svg:x="3.034cm" svg:y="5.25cm" presentation:class="outline">
        <draw:text-box>
          <text:list text:style-name="L2">
            <text:list-item>
              <text:p text:style-name="P3">Klicken Sie, um die Formate des Gliederungstextes zu bearbeiten</text:p>
            </text:list-item>
          </text:list>
          <text:list text:style-name="L2">
            <text:list-item>
              <text:list>
                <text:list-item>
                  <text:p text:style-name="P4">Zweite Gliederungsebene</text:p>
                </text:list-item>
              </text:list>
            </text:list-item>
          </text:list>
          <text:list text:style-name="L2">
            <text:list-item>
              <text:list>
                <text:list-item>
                  <text:list>
                    <text:list-item>
                      <text:p text:style-name="P5">Dritte Gliederungsebene</text:p>
                    </text:list-item>
                  </text:list>
                </text:list-item>
              </text:list>
            </text:list-item>
          </text:list>
          <text:list text:style-name="L2">
            <text:list-item>
              <text:list>
                <text:list-item>
                  <text:list>
                    <text:list-item>
                      <text:list>
                        <text:list-item>
                          <text:p text:style-name="P6">Vierte Gliederungsebene</text:p>
                        </text:list-item>
                      </text:list>
                    </text:list-item>
                  </text:list>
                </text:list-item>
              </text:list>
            </text:list-item>
          </text:list>
          <text:list text:style-name="L2">
            <text:list-item>
              <text:list>
                <text:list-item>
                  <text:list>
                    <text:list-item>
                      <text:list>
                        <text:list-item>
                          <text:list>
                            <text:list-item>
                              <text:p text:style-name="P7">Fünfte Gliederungsebene</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7">Sechste Gliederungsebene</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7">Siebente Gliederungsebene</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7">Achte Gliederungsebene</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p text:style-name="P7">Neunte Gliederungsebene</text:p>
                                </text:list-item>
                              </text:list>
                            </text:list-item>
                          </text:list>
                        </text:list-item>
                      </text:list>
                    </text:list-item>
                  </text:list>
                </text:list-item>
              </text:list>
            </text:list-item>
          </text:list>
        </draw:text-box>
      </draw:frame>
      <draw:line presentation:style-name="pr3" draw:text-style-name="P1" draw:layer="backgroundobjects" svg:x1="1.722cm" svg:y1="19.978cm" svg:x2="27.722cm" svg:y2="19.978cm">
        <text:p text:style-name="P2"/>
      </draw:line>
      <draw:frame draw:style-name="gr2" draw:text-style-name="P10" draw:layer="backgroundobjects" svg:width="2.86cm" svg:height="0.476cm" svg:x="25.069cm" svg:y="20.201cm">
        <draw:text-box>
          <text:p text:style-name="P9"><text:span text:style-name="T1">Seite </text:span><text:span text:style-name="T1"><text:page-number>&lt;Nummer&gt;</text:page-number></text:span><text:span text:style-name="T1"> <text:s/></text:span></text:p>
        </draw:text-box>
      </draw:frame>
      <draw:frame draw:style-name="gr3" draw:text-style-name="P2" draw:layer="backgroundobjects" svg:width="4.101cm" svg:height="0.497cm" svg:x="12.837cm" svg:y="20.201cm">
        <draw:text-box>
          <text:p text:style-name="P11"><text:span text:style-name="T1">Jan Ortmann</text:span></text:p>
        </draw:text-box>
      </draw:frame>
      <draw:rect draw:style-name="gr4" draw:text-style-name="P1" draw:layer="backgroundobjects" svg:width="19.483cm" svg:height="1.693cm" svg:x="0.001cm" svg:y="0.001cm">
        <text:p text:style-name="P2"/>
      </draw:rect>
      <presentation:notes style:page-layout-name="PM1">
        <draw:rect draw:style-name="gr5" draw:text-style-name="P1" draw:layer="backgroundobjects" svg:width="21cm" svg:height="29.7cm" svg:x="0cm" svg:y="0cm">
          <text:p text:style-name="P2"/>
        </draw:rect>
        <draw:page-thumbnail presentation:style-name="Standard-title" draw:layer="backgroundobjects" svg:width="15.566cm" svg:height="11.007cm" svg:x="2.8cm" svg:y="2.328cm" presentation:class="page"/>
        <draw:frame presentation:style-name="Standard-notes" draw:layer="backgroundobjects" svg:width="15.451cm" svg:height="13.335cm" svg:x="2.752cm" svg:y="14.182cm" presentation:class="notes" presentation:placeholder="true">
          <draw:text-box/>
        </draw:frame>
      </presentation:notes>
    </style:master-page>
    <style:master-page style:name="faktor10-folien" style:page-layout-name="PM0" draw:style-name="dp1">
      <draw:rect draw:style-name="gr4" draw:text-style-name="P1" draw:layer="backgroundobjects" svg:width="19.483cm" svg:height="1.693cm" svg:x="0cm" svg:y="0cm">
        <text:p text:style-name="P2"/>
      </draw:rect>
      <draw:frame draw:style-name="gr6" draw:text-style-name="P12" draw:layer="backgroundobjects" svg:width="10.399cm" svg:height="1.719cm" svg:x="19.201cm" svg:y="0.05cm">
        <draw:image xlink:href="Pictures/10000000000001980000006317A36752.png" xlink:type="simple" xlink:show="embed" xlink:actuate="onLoad">
          <text:p text:style-name="P2"/>
        </draw:image>
      </draw:frame>
      <draw:line draw:style-name="gr7" draw:text-style-name="P12" draw:layer="backgroundobjects" svg:x1="1.724cm" svg:y1="19.976cm" svg:x2="27.724cm" svg:y2="19.98cm">
        <text:p text:style-name="P2"/>
      </draw:line>
      <draw:rect draw:style-name="gr8" draw:text-style-name="P14" draw:layer="backgroundobjects" svg:width="1.993cm" svg:height="0.476cm" svg:x="25.947cm" svg:y="20.144cm">
        <text:p text:style-name="P13"><text:span text:style-name="T2">Seite </text:span><text:span text:style-name="T2"><text:page-number>&lt;Nummer&gt;</text:page-number></text:span><text:span text:style-name="T2"> <text:s/></text:span></text:p>
      </draw:rect>
      <draw:rect draw:style-name="gr9" draw:text-style-name="P16" draw:layer="backgroundobjects" svg:width="2.964cm" svg:height="0.498cm" svg:x="1.746cm" svg:y="20.095cm">
        <text:p text:style-name="P15"><text:span text:style-name="T2">27.02.2006</text:span></text:p>
      </draw:rect>
      <draw:rect draw:style-name="gr10" draw:text-style-name="P16" draw:layer="backgroundobjects" svg:width="4.101cm" svg:height="0.498cm" svg:x="13.101cm" svg:y="20.1cm">
        <text:p text:style-name="P17"><text:span text:style-name="T2">Martin Hinz</text:span></text:p>
      </draw:rect>
      <draw:frame presentation:style-name="faktor10-folien-title" draw:layer="backgroundobjects" svg:width="23.645cm" svg:height="3.488cm" svg:x="3.034cm" svg:y="2.412cm" presentation:class="title" presentation:placeholder="true">
        <draw:text-box/>
      </draw:frame>
      <draw:frame presentation:style-name="pr4" draw:text-style-name="P8" draw:layer="backgroundobjects" svg:width="23.645cm" svg:height="11.959cm" svg:x="3.034cm" svg:y="6.284cm" presentation:class="outline">
        <draw:text-box>
          <text:list text:style-name="L4">
            <text:list-item>
              <text:p text:style-name="P18">Klicken Sie, um die Formate des Gliederungstextes zu bearbeiten</text:p>
            </text:list-item>
          </text:list>
          <text:list text:style-name="L4">
            <text:list-item>
              <text:list>
                <text:list-item>
                  <text:p text:style-name="P19">Zweite Gliederungsebene</text:p>
                </text:list-item>
              </text:list>
            </text:list-item>
          </text:list>
          <text:list text:style-name="L4">
            <text:list-item>
              <text:list>
                <text:list-item>
                  <text:list>
                    <text:list-item>
                      <text:p text:style-name="P20">Dritte Gliederungsebene</text:p>
                    </text:list-item>
                  </text:list>
                </text:list-item>
              </text:list>
            </text:list-item>
          </text:list>
          <text:list text:style-name="L4">
            <text:list-item>
              <text:list>
                <text:list-item>
                  <text:list>
                    <text:list-item>
                      <text:list>
                        <text:list-item>
                          <text:p text:style-name="P21">Vierte Gliederungsebene</text:p>
                        </text:list-item>
                      </text:list>
                    </text:list-item>
                  </text:list>
                </text:list-item>
              </text:list>
            </text:list-item>
          </text:list>
          <text:list text:style-name="L4">
            <text:list-item>
              <text:list>
                <text:list-item>
                  <text:list>
                    <text:list-item>
                      <text:list>
                        <text:list-item>
                          <text:list>
                            <text:list-item>
                              <text:p text:style-name="P22">Fünfte Gliederungsebene</text:p>
                            </text:list-item>
                          </text:list>
                        </text:list-item>
                      </text:list>
                    </text:list-item>
                  </text:list>
                </text:list-item>
              </text:list>
            </text:list-item>
          </text:list>
          <text:list text:style-name="L4">
            <text:list-item>
              <text:list>
                <text:list-item>
                  <text:list>
                    <text:list-item>
                      <text:list>
                        <text:list-item>
                          <text:list>
                            <text:list-item>
                              <text:list>
                                <text:list-item>
                                  <text:p text:style-name="P22">Sechste Gliederungsebene</text:p>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p text:style-name="P22">Siebente Gliederungsebene</text:p>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p text:style-name="P22">Achte Gliederungsebene</text:p>
                                        </text:list-item>
                                      </text:list>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list>
                                            <text:list-item>
                                              <text:p text:style-name="P23">Neunte Gliederungsebene</text:p>
                                            </text:list-item>
                                          </text:list>
                                        </text:list-item>
                                      </text:list>
                                    </text:list-item>
                                  </text:list>
                                </text:list-item>
                              </text:list>
                            </text:list-item>
                          </text:list>
                        </text:list-item>
                      </text:list>
                    </text:list-item>
                  </text:list>
                </text:list-item>
              </text:list>
            </text:list-item>
          </text:list>
        </draw:text-box>
      </draw:frame>
      <presentation:notes style:page-layout-name="PM1">
        <draw:rect draw:style-name="gr5" draw:text-style-name="P1" draw:layer="backgroundobjects" svg:width="21cm" svg:height="29.7cm" svg:x="-0.001cm" svg:y="-0.001cm">
          <text:p text:style-name="P2"/>
        </draw:rect>
        <draw:page-thumbnail presentation:style-name="faktor10-folien-title" draw:layer="backgroundobjects" svg:width="15.566cm" svg:height="11.007cm" svg:x="2.8cm" svg:y="2.328cm" presentation:class="page"/>
        <draw:frame presentation:style-name="faktor10-folien-notes" draw:layer="backgroundobjects" svg:width="15.451cm" svg:height="13.335cm" svg:x="2.752cm" svg:y="14.18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3$Build-8968</meta:generator>
    <dc:title>Faktor Zehn GmbH</dc:title>
    <dc:subject>Firmenpräsentation</dc:subject>
    <meta:creation-date>2004-09-21T08:30:09</meta:creation-date>
    <dc:creator>Jan Ortmann</dc:creator>
    <dc:date>2007-04-08T17:59:41</dc:date>
    <meta:printed-by>Martin Hinz</meta:printed-by>
    <meta:print-date>2006-05-24T11:34:02</meta:print-date>
    <dc:language>de-DE</dc:language>
    <meta:editing-cycles>259</meta:editing-cycles>
    <meta:editing-duration>P2DT17H17M52S</meta:editing-duration>
    <meta:user-defined meta:name="Info 1"/>
    <meta:user-defined meta:name="Info 2"/>
    <meta:user-defined meta:name="Info 3"/>
    <meta:user-defined meta:name="Info 4"/>
    <meta:document-statistic meta:object-count="251"/>
  </office:meta>
</office:document-meta>
</file>